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GB"/>
    </style:style>
    <style:style style:name="P6" style:family="paragraph" style:parent-style-name="Text_20_body">
      <style:text-properties style:font-name="Tahoma3" style:font-name-asian="Wingdings" style:font-name-complex="Wingding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color="#ff0000" fo:font-weight="bold" style:font-weight-asian="bold"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paragraph-properties style:writing-mode="lr-tb"/>
    </style:style>
    <style:style style:name="P12" style:family="paragraph" style:parent-style-name="Text_20_body_20_indent">
      <style:paragraph-properties fo:break-before="page"/>
    </style:style>
    <style:style style:name="P13" style:family="paragraph" style:parent-style-name="Text_20_body_20_indent">
      <style:text-properties fo:font-style="italic" style:font-style-asian="italic" style:font-style-complex="italic"/>
    </style:style>
    <style:style style:name="P14" style:family="paragraph" style:parent-style-name="Text_20_body_20_indent">
      <style:text-properties style:font-name="Tahoma3" style:font-name-asian="Wingdings" style:font-name-complex="Wingdings"/>
    </style:style>
    <style:style style:name="P15" style:family="paragraph" style:parent-style-name="Text_20_body">
      <style:paragraph-properties fo:keep-with-next="always"/>
    </style:style>
    <style:style style:name="P16" style:family="paragraph" style:parent-style-name="Text_20_body_20_indent" style:list-style-name="L3"/>
    <style:style style:name="P17" style:family="paragraph" style:parent-style-name="Contents_20_2">
      <style:paragraph-properties>
        <style:tab-stops>
          <style:tab-stop style:position="16.501cm" style:type="right"/>
        </style:tab-stops>
      </style:paragraph-properties>
    </style:style>
    <style:style style:name="P18" style:family="paragraph" style:parent-style-name="Heading_20_2">
      <style:text-properties style:font-name="Tahoma3" style:font-name-asian="Wingdings" style:font-name-complex="Wingdings"/>
    </style:style>
    <style:style style:name="P19" style:family="paragraph" style:parent-style-name="Heading_20_2">
      <style:paragraph-properties fo:break-before="page"/>
    </style:style>
    <style:style style:name="P20" style:family="paragraph" style:parent-style-name="Heading_20_2" style:master-page-name="">
      <style:paragraph-properties style:page-number="auto" fo:keep-with-next="always"/>
    </style:style>
    <style:style style:name="P21" style:family="paragraph" style:parent-style-name="Heading_20_3">
      <style:text-properties style:font-name="Tahoma3" style:font-name-asian="Wingdings" style:font-name-complex="Wingdings"/>
    </style:style>
    <style:style style:name="P22" style:family="paragraph" style:parent-style-name="Heading_20_3" style:list-style-name="Nummerierung_20_3_20_mit_20_Nummern"/>
    <style:style style:name="P23" style:family="paragraph" style:parent-style-name="Heading_20_3">
      <style:text-properties fo:language="en" fo:country="GB"/>
    </style:style>
    <style:style style:name="P24" style:family="paragraph" style:parent-style-name="Heading_20_3" style:list-style-name="Nummerierung_20_3_20_mit_20_Nummern">
      <style:text-properties fo:language="en" fo:country="GB"/>
    </style:style>
    <style:style style:name="P25" style:family="paragraph" style:parent-style-name="Heading_20_3">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tab-stops>
      </style:paragraph-properties>
    </style:style>
    <style:style style:name="P28" style:family="paragraph" style:parent-style-name="Contents_20_3">
      <style:paragraph-properties>
        <style:tab-stops>
          <style:tab-stop style:position="16.002cm" style:type="right"/>
        </style:tab-stops>
      </style:paragraph-properties>
    </style:style>
    <style:style style:name="P29" style:family="paragraph" style:parent-style-name="Contents_20_4">
      <style:paragraph-properties>
        <style:tab-stops>
          <style:tab-stop style:position="15.503cm" style:type="right"/>
        </style:tab-stops>
      </style:paragraph-properties>
    </style:style>
    <style:style style:name="P30" style:family="paragraph" style:parent-style-name="Text_20_body" style:list-style-name="List_20_1"/>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style:font-name="Tahoma3" style:font-name-asian="Wingdings" style:font-name-complex="Wingdings"/>
    </style:style>
    <style:style style:name="P34" style:family="paragraph" style:parent-style-name="Text_20_body" style:list-style-name="L4">
      <style:text-properties style:font-name="Tahoma3" style:font-name-asian="Wingdings" style:font-name-complex="Wingdings"/>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ist_20_1">
      <style:paragraph-properties fo:margin-top="0cm" fo:margin-bottom="0.15cm"/>
    </style:style>
    <style:style style:name="P45" style:family="paragraph" style:parent-style-name="Text_20_body" style:list-style-name="L1">
      <style:paragraph-properties style:writing-mode="lr-tb"/>
    </style:style>
    <style:style style:name="P46" style:family="paragraph" style:parent-style-name="Text_20_body">
      <style:paragraph-properties style:writing-mode="lr-tb"/>
      <style:text-properties style:font-name="Tahoma3" style:font-name-asian="Wingdings" style:font-name-complex="Wingdings"/>
    </style:style>
    <style:style style:name="P47" style:family="paragraph" style:parent-style-name="Text_20_body" style:list-style-name="L10">
      <style:paragraph-properties fo:margin-top="0cm" fo:margin-bottom="0cm"/>
    </style:style>
    <style:style style:name="P48" style:family="paragraph" style:parent-style-name="Text_20_body" style:list-style-name="L12">
      <style:paragraph-properties fo:margin-top="0cm" fo:margin-bottom="0cm"/>
    </style:style>
    <style:style style:name="P49" style:family="paragraph" style:parent-style-name="Text_20_body" style:list-style-name="L13">
      <style:paragraph-properties fo:margin-top="0cm" fo:margin-bottom="0cm"/>
    </style:style>
    <style:style style:name="P50" style:family="paragraph" style:parent-style-name="Text_20_body" style:list-style-name="L14">
      <style:paragraph-properties fo:margin-top="0cm" fo:margin-bottom="0cm"/>
    </style:style>
    <style:style style:name="P51" style:family="paragraph" style:parent-style-name="Standard" style:list-style-name="L11"/>
    <style:style style:name="P52" style:family="paragraph" style:parent-style-name="Heading_20_4">
      <style:text-properties fo:language="en" fo:country="GB"/>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style:font-name="Tahoma3" style:font-name-asian="Wingdings" style:font-name-complex="Wingdings"/>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fo:font-style="italic" fo:font-weight="bold" style:font-style-asian="italic" style:font-weight-asian="bold" style:font-style-complex="italic" style:font-weight-complex="bold"/>
    </style:style>
    <style:style style:name="T7" style:family="text">
      <style:text-properties style:text-position="super 58%" style:font-name="Arial1"/>
    </style:style>
    <style:style style:name="T8" style:family="text">
      <style:text-properties style:text-position="super 58%" style:font-name="Arial1" style:font-name-asian="Wingdings" style:font-name-complex="Wingdings"/>
    </style:style>
    <style:style style:name="T9" style:family="text">
      <style:text-properties style:font-name="Wingdings" style:font-name-asian="Wingdings" style:font-name-complex="Wingdings"/>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language="en" fo:country="GB"/>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color="#ff0000"/>
    </style:style>
    <style:style style:name="T23" style:family="text">
      <style:text-properties style:text-underline-style="none"/>
    </style:style>
    <style:style style:name="T24" style:family="text">
      <style:text-properties fo:font-size="13.1000003814697pt" style:font-size-asian="13.1000003814697pt" style:font-size-complex="13.1000003814697pt"/>
    </style:style>
    <style:style style:name="T25" style:family="text">
      <style:text-properties style:font-name="Arial1"/>
    </style:style>
    <style:style style:name="T26" style:family="text">
      <style:text-properties style:font-name="Arial1" style:font-name-asian="Wingdings" style:font-name-complex="Wingdings"/>
    </style:style>
    <style:style style:name="T27"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2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4"/>
      <text:p text:style-name="P4"><text:span text:style-name="Strong_20_Emphasis">Romana Boldt</text:span></text:p>
      <text:p text:style-name="P4"/>
      <text:p text:style-name="P4"/>
      <text:p text:style-name="P7">Publishing date: April 2018</text:p>
      <text:p text:style-name="P4"/>
      <text:p text:style-name="P4"/>
      <text:p text:style-name="P4"><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4"/>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Table of Contents</text:p>
          </text:index-title>
          <text:p text:style-name="P27"><text:a xlink:type="simple" xlink:href="#__RefHeading__46139_727788380" text:style-name="Inhaltsverzeichnis_20_Link" text:visited-style-name="Inhaltsverzeichnis_20_Link">Introduction<text:tab/>6</text:a></text:p>
          <text:p text:style-name="P27"><text:a xlink:type="simple" xlink:href="#__RefHeading__4772_1847411346" text:style-name="Inhaltsverzeichnis_20_Link" text:visited-style-name="Inhaltsverzeichnis_20_Link">Suggested Proceeding<text:tab/>9</text:a></text:p>
          <text:p text:style-name="P27"><text:a xlink:type="simple" xlink:href="#__RefHeading__24625_1003309454" text:style-name="Inhaltsverzeichnis_20_Link" text:visited-style-name="Inhaltsverzeichnis_20_Link">Further Help<text:tab/>10</text:a></text:p>
          <text:p text:style-name="P27"><text:a xlink:type="simple" xlink:href="#__RefHeading__48873_545646423" text:style-name="Inhaltsverzeichnis_20_Link" text:visited-style-name="Inhaltsverzeichnis_20_Link">Safety Instructions<text:tab/>11</text:a></text:p>
          <text:p text:style-name="P27"><text:a xlink:type="simple" xlink:href="#__RefHeading__46141_727788380" text:style-name="Inhaltsverzeichnis_20_Link" text:visited-style-name="Inhaltsverzeichnis_20_Link">Installation and Update<text:tab/>12</text:a></text:p>
          <text:p text:style-name="P17"><text:a xlink:type="simple" xlink:href="#__RefHeading__47523_794096596" text:style-name="Inhaltsverzeichnis_20_Link" text:visited-style-name="Inhaltsverzeichnis_20_Link">Installation<text:tab/>12</text:a></text:p>
          <text:p text:style-name="P28"><text:a xlink:type="simple" xlink:href="#__RefHeading__52642_2112380300" text:style-name="Inhaltsverzeichnis_20_Link" text:visited-style-name="Inhaltsverzeichnis_20_Link">Download Packages<text:tab/>12</text:a></text:p>
          <text:p text:style-name="P28"><text:a xlink:type="simple" xlink:href="#__RefHeading__17344_1237669351" text:style-name="Inhaltsverzeichnis_20_Link" text:visited-style-name="Inhaltsverzeichnis_20_Link">Installation of BwPostman<text:tab/>12</text:a></text:p>
          <text:p text:style-name="P28"><text:a xlink:type="simple" xlink:href="#__RefHeading__47529_7940965961" text:style-name="Inhaltsverzeichnis_20_Link" text:visited-style-name="Inhaltsverzeichnis_20_Link">Alternative Installation<text:tab/>12</text:a></text:p>
          <text:p text:style-name="P17"><text:a xlink:type="simple" xlink:href="#__RefHeading__47531_794096596" text:style-name="Inhaltsverzeichnis_20_Link" text:visited-style-name="Inhaltsverzeichnis_20_Link">Update<text:tab/>13</text:a></text:p>
          <text:p text:style-name="P27"><text:a xlink:type="simple" xlink:href="#__RefHeading__46143_727788380" text:style-name="Inhaltsverzeichnis_20_Link" text:visited-style-name="Inhaltsverzeichnis_20_Link">Configuration<text:tab/>14</text:a></text:p>
          <text:p text:style-name="P17"><text:a xlink:type="simple" xlink:href="#__RefHeading__24532_1003309454" text:style-name="Inhaltsverzeichnis_20_Link" text:visited-style-name="Inhaltsverzeichnis_20_Link">Basic Settings<text:tab/>14</text:a></text:p>
          <text:p text:style-name="P28"><text:a xlink:type="simple" xlink:href="#__RefHeading__47533_794096596" text:style-name="Inhaltsverzeichnis_20_Link" text:visited-style-name="Inhaltsverzeichnis_20_Link">Sender's name<text:line-break/>Sender's email<text:line-break/>Reply-to-email<text:tab/>14</text:a></text:p>
          <text:p text:style-name="P28"><text:a xlink:type="simple" xlink:href="#__RefHeading__4774_1847411346" text:style-name="Inhaltsverzeichnis_20_Link" text:visited-style-name="Inhaltsverzeichnis_20_Link">Legal Infos<text:tab/>14</text:a></text:p>
          <text:p text:style-name="P28"><text:a xlink:type="simple" xlink:href="#__RefHeading__47535_794096596" text:style-name="Inhaltsverzeichnis_20_Link" text:visited-style-name="Inhaltsverzeichnis_20_Link">Number of newsletters per step<text:line-break/>Time Delay While Sending<text:line-break/>Unit Of Time Delay<text:tab/>14</text:a></text:p>
          <text:p text:style-name="P28"><text:a xlink:type="simple" xlink:href="#__RefHeading__62232_1851832648" text:style-name="Inhaltsverzeichnis_20_Link" text:visited-style-name="Inhaltsverzeichnis_20_Link">Show Boldt Webservice link<text:tab/>15</text:a></text:p>
          <text:p text:style-name="P17"><text:a xlink:type="simple" xlink:href="#__RefHeading__4776_1847411346" text:style-name="Inhaltsverzeichnis_20_Link" text:visited-style-name="Inhaltsverzeichnis_20_Link">Registration<text:tab/>15</text:a></text:p>
          <text:p text:style-name="P28"><text:a xlink:type="simple" xlink:href="#__RefHeading__4778_1847411346" text:style-name="Inhaltsverzeichnis_20_Link" text:visited-style-name="Inhaltsverzeichnis_20_Link">Introduction text<text:tab/>15</text:a></text:p>
          <text:p text:style-name="P28"><text:a xlink:type="simple" xlink:href="#__RefHeading__4780_1847411346" text:style-name="Inhaltsverzeichnis_20_Link" text:visited-style-name="Inhaltsverzeichnis_20_Link">Display form field name and first name<text:tab/>15</text:a></text:p>
          <text:p text:style-name="P28"><text:a xlink:type="simple" xlink:href="#__RefHeading__47541_794096596" text:style-name="Inhaltsverzeichnis_20_Link" text:visited-style-name="Inhaltsverzeichnis_20_Link">Name or first name is obligation<text:tab/>15</text:a></text:p>
          <text:p text:style-name="P28"><text:a xlink:type="simple" xlink:href="#__RefHeading__44588_444093265" text:style-name="Inhaltsverzeichnis_20_Link" text:visited-style-name="Inhaltsverzeichnis_20_Link">Show gender selection<text:tab/>15</text:a></text:p>
          <text:p text:style-name="P28"><text:a xlink:type="simple" xlink:href="#__RefHeading__44590_444093265" text:style-name="Inhaltsverzeichnis_20_Link" text:visited-style-name="Inhaltsverzeichnis_20_Link">Show additional field<text:tab/>15</text:a></text:p>
          <text:p text:style-name="P28"><text:a xlink:type="simple" xlink:href="#__RefHeading__44592_444093265" text:style-name="Inhaltsverzeichnis_20_Link" text:visited-style-name="Inhaltsverzeichnis_20_Link">Additional field is obligation<text:tab/>15</text:a></text:p>
          <text:p text:style-name="P28"><text:a xlink:type="simple" xlink:href="#__RefHeading__44594_444093265" text:style-name="Inhaltsverzeichnis_20_Link" text:visited-style-name="Inhaltsverzeichnis_20_Link">Label additional field<text:tab/>16</text:a></text:p>
          <text:p text:style-name="P28"><text:a xlink:type="simple" xlink:href="#__RefHeading__44596_444093265" text:style-name="Inhaltsverzeichnis_20_Link" text:visited-style-name="Inhaltsverzeichnis_20_Link">Tooltip additional field<text:tab/>16</text:a></text:p>
          <text:p text:style-name="P28"><text:a xlink:type="simple" xlink:href="#__RefHeading__4782_1847411346" text:style-name="Inhaltsverzeichnis_20_Link" text:visited-style-name="Inhaltsverzeichnis_20_Link">Show the mail format selection<text:tab/>16</text:a></text:p>
          <text:p text:style-name="P28"><text:a xlink:type="simple" xlink:href="#__RefHeading__4784_1847411346" text:style-name="Inhaltsverzeichnis_20_Link" text:visited-style-name="Inhaltsverzeichnis_20_Link">Email format<text:tab/>16</text:a></text:p>
          <text:p text:style-name="P28"><text:a xlink:type="simple" xlink:href="#__RefHeading__47545_794096596" text:style-name="Inhaltsverzeichnis_20_Link" text:visited-style-name="Inhaltsverzeichnis_20_Link">Display disclaimer<text:tab/>17</text:a></text:p>
          <text:p text:style-name="P28"><text:a xlink:type="simple" xlink:href="#__RefHeading__4786_1847411346" text:style-name="Inhaltsverzeichnis_20_Link" text:visited-style-name="Inhaltsverzeichnis_20_Link">Link target<text:line-break/>URL for the disclaimer<text:line-break/>Article<text:line-break/>Menu item<text:tab/>17</text:a></text:p>
          <text:p text:style-name="P28"><text:a xlink:type="simple" xlink:href="#__RefHeading__46946_1969413198" text:style-name="Inhaltsverzeichnis_20_Link" text:visited-style-name="Inhaltsverzeichnis_20_Link">Open disclaimer in current window<text:tab/>17</text:a></text:p>
          <text:p text:style-name="P28"><text:a xlink:type="simple" xlink:href="#__RefHeading__46821_1391136114" text:style-name="Inhaltsverzeichnis_20_Link" text:visited-style-name="Inhaltsverzeichnis_20_Link">Secure registration form<text:tab/>17</text:a></text:p>
          <text:p text:style-name="P28"><text:soft-page-break/><text:a xlink:type="simple" xlink:href="#__RefHeading__46823_1391136114" text:style-name="Inhaltsverzeichnis_20_Link" text:visited-style-name="Inhaltsverzeichnis_20_Link">Question<text:line-break/>Answer<text:tab/>18</text:a></text:p>
          <text:p text:style-name="P17"><text:a xlink:type="simple" xlink:href="#__RefHeading__4788_1847411346" text:style-name="Inhaltsverzeichnis_20_Link" text:visited-style-name="Inhaltsverzeichnis_20_Link">Activation<text:tab/>18</text:a></text:p>
          <text:p text:style-name="P28"><text:a xlink:type="simple" xlink:href="#__RefHeading__4790_1847411346" text:style-name="Inhaltsverzeichnis_20_Link" text:visited-style-name="Inhaltsverzeichnis_20_Link">Title for Activation<text:tab/>18</text:a></text:p>
          <text:p text:style-name="P28"><text:a xlink:type="simple" xlink:href="#__RefHeading__24546_1003309454" text:style-name="Inhaltsverzeichnis_20_Link" text:visited-style-name="Inhaltsverzeichnis_20_Link">Text for Activation<text:tab/>18</text:a></text:p>
          <text:p text:style-name="P28"><text:a xlink:type="simple" xlink:href="#__RefHeading__24548_1003309454" text:style-name="Inhaltsverzeichnis_20_Link" text:visited-style-name="Inhaltsverzeichnis_20_Link">Text Agreement<text:tab/>18</text:a></text:p>
          <text:p text:style-name="P28"><text:a xlink:type="simple" xlink:href="#__RefHeading__4792_1847411346" text:style-name="Inhaltsverzeichnis_20_Link" text:visited-style-name="Inhaltsverzeichnis_20_Link">Activation also to webmaster<text:tab/>18</text:a></text:p>
          <text:p text:style-name="P28"><text:a xlink:type="simple" xlink:href="#__RefHeading__24540_1003309454" text:style-name="Inhaltsverzeichnis_20_Link" text:visited-style-name="Inhaltsverzeichnis_20_Link">Sender name<text:tab/>19</text:a></text:p>
          <text:p text:style-name="P28"><text:a xlink:type="simple" xlink:href="#__RefHeading__24542_1003309454" text:style-name="Inhaltsverzeichnis_20_Link" text:visited-style-name="Inhaltsverzeichnis_20_Link">Mail address of webmaster<text:tab/>19</text:a></text:p>
          <text:p text:style-name="P17"><text:a xlink:type="simple" xlink:href="#__RefHeading__26890_605602350" text:style-name="Inhaltsverzeichnis_20_Link" text:visited-style-name="Inhaltsverzeichnis_20_Link">Lists View<text:tab/>19</text:a></text:p>
          <text:p text:style-name="P28"><text:a xlink:type="simple" xlink:href="#__RefHeading__26892_605602350" text:style-name="Inhaltsverzeichnis_20_Link" text:visited-style-name="Inhaltsverzeichnis_20_Link">Search Field<text:tab/>19</text:a></text:p>
          <text:p text:style-name="P28"><text:a xlink:type="simple" xlink:href="#__RefHeading__26894_605602350" text:style-name="Inhaltsverzeichnis_20_Link" text:visited-style-name="Inhaltsverzeichnis_20_Link">Show Date List Filter<text:tab/>19</text:a></text:p>
          <text:p text:style-name="P28"><text:a xlink:type="simple" xlink:href="#__RefHeading__26896_605602350" text:style-name="Inhaltsverzeichnis_20_Link" text:visited-style-name="Inhaltsverzeichnis_20_Link">Show Mailing List Filter<text:line-break/>Show Campaigns Filter<text:line-break/>Show User Groups Filter<text:tab/>19</text:a></text:p>
          <text:p text:style-name="P28"><text:a xlink:type="simple" xlink:href="#__RefHeading__26898_605602350" text:style-name="Inhaltsverzeichnis_20_Link" text:visited-style-name="Inhaltsverzeichnis_20_Link">Show Attachment<text:tab/>19</text:a></text:p>
          <text:p text:style-name="P28"><text:a xlink:type="simple" xlink:href="#__RefHeading__26900_605602350" text:style-name="Inhaltsverzeichnis_20_Link" text:visited-style-name="Inhaltsverzeichnis_20_Link">#Newsletters to List<text:tab/>19</text:a></text:p>
          <text:p text:style-name="P17"><text:a xlink:type="simple" xlink:href="#__RefHeading__26902_605602350" text:style-name="Inhaltsverzeichnis_20_Link" text:visited-style-name="Inhaltsverzeichnis_20_Link">Single View<text:tab/>20</text:a></text:p>
          <text:p text:style-name="P28"><text:a xlink:type="simple" xlink:href="#__RefHeading__26904_605602350" text:style-name="Inhaltsverzeichnis_20_Link" text:visited-style-name="Inhaltsverzeichnis_20_Link">Show Attachment<text:tab/>20</text:a></text:p>
          <text:p text:style-name="P28"><text:a xlink:type="simple" xlink:href="#__RefHeading__31317_1175948270" text:style-name="Inhaltsverzeichnis_20_Link" text:visited-style-name="Inhaltsverzeichnis_20_Link">Show subject as page title<text:tab/>20</text:a></text:p>
          <text:p text:style-name="P17"><text:a xlink:type="simple" xlink:href="#__RefHeading__4800_1847411346" text:style-name="Inhaltsverzeichnis_20_Link" text:visited-style-name="Inhaltsverzeichnis_20_Link">Permissions<text:tab/>20</text:a></text:p>
          <text:p text:style-name="P27"><text:a xlink:type="simple" xlink:href="#__RefHeading__46261_727788380" text:style-name="Inhaltsverzeichnis_20_Link" text:visited-style-name="Inhaltsverzeichnis_20_Link">The Back-end<text:tab/>22</text:a></text:p>
          <text:p text:style-name="P17"><text:a xlink:type="simple" xlink:href="#__RefHeading__47549_794096596" text:style-name="Inhaltsverzeichnis_20_Link" text:visited-style-name="Inhaltsverzeichnis_20_Link">Creating Mailing Lists<text:tab/>22</text:a></text:p>
          <text:p text:style-name="P17"><text:a xlink:type="simple" xlink:href="#__RefHeading__47551_794096596" text:style-name="Inhaltsverzeichnis_20_Link" text:visited-style-name="Inhaltsverzeichnis_20_Link">Enter Subscribers and Test-Recipients<text:tab/>23</text:a></text:p>
          <text:p text:style-name="P17"><text:a xlink:type="simple" xlink:href="#__RefHeading__47553_794096596" text:style-name="Inhaltsverzeichnis_20_Link" text:visited-style-name="Inhaltsverzeichnis_20_Link">Creating or Editing Newsletters<text:tab/>25</text:a></text:p>
          <text:p text:style-name="P28"><text:a xlink:type="simple" xlink:href="#__RefHeading__47557_794096596" text:style-name="Inhaltsverzeichnis_20_Link" text:visited-style-name="Inhaltsverzeichnis_20_Link">Tab General Information<text:tab/>25</text:a></text:p>
          <text:p text:style-name="P28"><text:a xlink:type="simple" xlink:href="#__RefHeading__47559_794096596" text:style-name="Inhaltsverzeichnis_20_Link" text:visited-style-name="Inhaltsverzeichnis_20_Link">Tab HTML newsletter<text:tab/>27</text:a></text:p>
          <text:p text:style-name="P29"><text:a xlink:type="simple" xlink:href="#__RefHeading__47561_794096596" text:style-name="Inhaltsverzeichnis_20_Link" text:visited-style-name="Inhaltsverzeichnis_20_Link">Personalisation<text:tab/>27</text:a></text:p>
          <text:p text:style-name="P28"><text:a xlink:type="simple" xlink:href="#__RefHeading__47563_794096596" text:style-name="Inhaltsverzeichnis_20_Link" text:visited-style-name="Inhaltsverzeichnis_20_Link">Tab Text newsletter<text:tab/>28</text:a></text:p>
          <text:p text:style-name="P28"><text:a xlink:type="simple" xlink:href="#__RefHeading__47565_794096596" text:style-name="Inhaltsverzeichnis_20_Link" text:visited-style-name="Inhaltsverzeichnis_20_Link">Tab Preview<text:tab/>28</text:a></text:p>
          <text:p text:style-name="P28"><text:a xlink:type="simple" xlink:href="#__RefHeading__47567_794096596" text:style-name="Inhaltsverzeichnis_20_Link" text:visited-style-name="Inhaltsverzeichnis_20_Link">Tab Send<text:tab/>28</text:a></text:p>
          <text:p text:style-name="P28"><text:a xlink:type="simple" xlink:href="#__RefHeading__51349_620792192" text:style-name="Inhaltsverzeichnis_20_Link" text:visited-style-name="Inhaltsverzeichnis_20_Link">Tab Queue<text:tab/>29</text:a></text:p>
          <text:p text:style-name="P28"><text:a xlink:type="simple" xlink:href="#__RefHeading__4802_1847411346" text:style-name="Inhaltsverzeichnis_20_Link" text:visited-style-name="Inhaltsverzeichnis_20_Link">Button Send<text:tab/>30</text:a></text:p>
          <text:p text:style-name="P28"><text:a xlink:type="simple" xlink:href="#__RefHeading__47569_794096596" text:style-name="Inhaltsverzeichnis_20_Link" text:visited-style-name="Inhaltsverzeichnis_20_Link">Sent newsletters<text:tab/>30</text:a></text:p>
          <text:p text:style-name="P17"><text:a xlink:type="simple" xlink:href="#__RefHeading__47571_794096596" text:style-name="Inhaltsverzeichnis_20_Link" text:visited-style-name="Inhaltsverzeichnis_20_Link">Creating Menu Entries For The Front-end<text:tab/>32</text:a></text:p>
          <text:p text:style-name="P28"><text:a xlink:type="simple" xlink:href="#__RefHeading__26906_605602350" text:style-name="Inhaltsverzeichnis_20_Link" text:visited-style-name="Inhaltsverzeichnis_20_Link">Newsletter registration<text:tab/>33</text:a></text:p>
          <text:p text:style-name="P28"><text:a xlink:type="simple" xlink:href="#__RefHeading__26908_605602350" text:style-name="Inhaltsverzeichnis_20_Link" text:visited-style-name="Inhaltsverzeichnis_20_Link">Edit newsletter subscription<text:tab/>33</text:a></text:p>
          <text:p text:style-name="P28"><text:a xlink:type="simple" xlink:href="#__RefHeading__26910_605602350" text:style-name="Inhaltsverzeichnis_20_Link" text:visited-style-name="Inhaltsverzeichnis_20_Link">Published newsletters (single view)<text:tab/>33</text:a></text:p>
          <text:p text:style-name="P28"><text:a xlink:type="simple" xlink:href="#__RefHeading__26912_605602350" text:style-name="Inhaltsverzeichnis_20_Link" text:visited-style-name="Inhaltsverzeichnis_20_Link">Published newsletters (overview)<text:tab/>33</text:a></text:p>
          <text:p text:style-name="P29"><text:a xlink:type="simple" xlink:href="#__RefHeading__26914_605602350" text:style-name="Inhaltsverzeichnis_20_Link" text:visited-style-name="Inhaltsverzeichnis_20_Link">Constraints<text:tab/>34</text:a></text:p>
          <text:p text:style-name="P29"><text:a xlink:type="simple" xlink:href="#__RefHeading__26916_605602350" text:style-name="Inhaltsverzeichnis_20_Link" text:visited-style-name="Inhaltsverzeichnis_20_Link">Check access<text:tab/>34</text:a></text:p>
          <text:p text:style-name="P29"><text:a xlink:type="simple" xlink:href="#__RefHeading__26918_605602350" text:style-name="Inhaltsverzeichnis_20_Link" text:visited-style-name="Inhaltsverzeichnis_20_Link">Recipient selection<text:tab/>35</text:a></text:p>
          <text:p text:style-name="P29"><text:a xlink:type="simple" xlink:href="#__RefHeading__26920_605602350" text:style-name="Inhaltsverzeichnis_20_Link" text:visited-style-name="Inhaltsverzeichnis_20_Link">Campaign selection<text:tab/>35</text:a></text:p>
          <text:p text:style-name="P27"><text:soft-page-break/><text:a xlink:type="simple" xlink:href="#__RefHeading__46145_727788380" text:style-name="Inhaltsverzeichnis_20_Link" text:visited-style-name="Inhaltsverzeichnis_20_Link">The Front-end<text:tab/>36</text:a></text:p>
          <text:p text:style-name="P17"><text:a xlink:type="simple" xlink:href="#__RefHeading__48502_366451164" text:style-name="Inhaltsverzeichnis_20_Link" text:visited-style-name="Inhaltsverzeichnis_20_Link">Edit newsletter subscription<text:tab/>36</text:a></text:p>
          <text:p text:style-name="P27"><text:a xlink:type="simple" xlink:href="#__RefHeading__46253_727788380" text:style-name="Inhaltsverzeichnis_20_Link" text:visited-style-name="Inhaltsverzeichnis_20_Link">Advanced Use<text:tab/>38</text:a></text:p>
          <text:p text:style-name="P17"><text:a xlink:type="simple" xlink:href="#__RefHeading__47697_794096596" text:style-name="Inhaltsverzeichnis_20_Link" text:visited-style-name="Inhaltsverzeichnis_20_Link">Campaigns<text:tab/>38</text:a></text:p>
          <text:p text:style-name="P17"><text:a xlink:type="simple" xlink:href="#__RefHeading__49724_1319260215" text:style-name="Inhaltsverzeichnis_20_Link" text:visited-style-name="Inhaltsverzeichnis_20_Link">Import and Export<text:tab/>38</text:a></text:p>
          <text:p text:style-name="P28"><text:a xlink:type="simple" xlink:href="#__RefHeading__49726_1319260215" text:style-name="Inhaltsverzeichnis_20_Link" text:visited-style-name="Inhaltsverzeichnis_20_Link">Import Subscribers<text:tab/>38</text:a></text:p>
          <text:p text:style-name="P28"><text:a xlink:type="simple" xlink:href="#__RefHeading__26922_605602350" text:style-name="Inhaltsverzeichnis_20_Link" text:visited-style-name="Inhaltsverzeichnis_20_Link">Surest Strategy To Import CSV Files<text:tab/>40</text:a></text:p>
          <text:p text:style-name="P28"><text:a xlink:type="simple" xlink:href="#__RefHeading__47701_794096596" text:style-name="Inhaltsverzeichnis_20_Link" text:visited-style-name="Inhaltsverzeichnis_20_Link">Export Subscribers<text:tab/>41</text:a></text:p>
          <text:p text:style-name="P17"><text:a xlink:type="simple" xlink:href="#__RefHeading__30983_605602350" text:style-name="Inhaltsverzeichnis_20_Link" text:visited-style-name="Inhaltsverzeichnis_20_Link">Batch Processing at Subscribers<text:tab/>42</text:a></text:p>
          <text:p text:style-name="P17"><text:a xlink:type="simple" xlink:href="#__RefHeading__47703_794096596" text:style-name="Inhaltsverzeichnis_20_Link" text:visited-style-name="Inhaltsverzeichnis_20_Link">Archive and Restore<text:tab/>42</text:a></text:p>
          <text:p text:style-name="P28"><text:a xlink:type="simple" xlink:href="#__RefHeading__49469_1372490054" text:style-name="Inhaltsverzeichnis_20_Link" text:visited-style-name="Inhaltsverzeichnis_20_Link">Delete<text:tab/>42</text:a></text:p>
          <text:p text:style-name="P28"><text:a xlink:type="simple" xlink:href="#__RefHeading__26924_605602350" text:style-name="Inhaltsverzeichnis_20_Link" text:visited-style-name="Inhaltsverzeichnis_20_Link">Check-In<text:tab/>43</text:a></text:p>
          <text:p text:style-name="P27"><text:a xlink:type="simple" xlink:href="#__RefHeading__24550_1003309454" text:style-name="Inhaltsverzeichnis_20_Link" text:visited-style-name="Inhaltsverzeichnis_20_Link">Adjust The Look In The Front-end<text:tab/>44</text:a></text:p>
          <text:p text:style-name="P27"><text:a xlink:type="simple" xlink:href="#__RefHeading__62224_1130774621" text:style-name="Inhaltsverzeichnis_20_Link" text:visited-style-name="Inhaltsverzeichnis_20_Link">Templates - Adjusting the appearance of a newsletter<text:tab/>45</text:a></text:p>
          <text:p text:style-name="P17"><text:a xlink:type="simple" xlink:href="#__RefHeading__44863_1499710416" text:style-name="Inhaltsverzeichnis_20_Link" text:visited-style-name="Inhaltsverzeichnis_20_Link">Install Templates<text:tab/>45</text:a></text:p>
          <text:p text:style-name="P17"><text:a xlink:type="simple" xlink:href="#__RefHeading__62226_1130774621" text:style-name="Inhaltsverzeichnis_20_Link" text:visited-style-name="Inhaltsverzeichnis_20_Link">Standard Templates<text:tab/>46</text:a></text:p>
          <text:p text:style-name="P28"><text:a xlink:type="simple" xlink:href="#__RefHeading__55858_1036753469" text:style-name="Inhaltsverzeichnis_20_Link" text:visited-style-name="Inhaltsverzeichnis_20_Link">Tab Generals<text:tab/>46</text:a></text:p>
          <text:p text:style-name="P28"><text:a xlink:type="simple" xlink:href="#__RefHeading__55860_1036753469" text:style-name="Inhaltsverzeichnis_20_Link" text:visited-style-name="Inhaltsverzeichnis_20_Link">Tab Header<text:tab/>47</text:a></text:p>
          <text:p text:style-name="P28"><text:a xlink:type="simple" xlink:href="#__RefHeading__55862_1036753469" text:style-name="Inhaltsverzeichnis_20_Link" text:visited-style-name="Inhaltsverzeichnis_20_Link">Tab Intro<text:tab/>47</text:a></text:p>
          <text:p text:style-name="P28"><text:a xlink:type="simple" xlink:href="#__RefHeading__55864_1036753469" text:style-name="Inhaltsverzeichnis_20_Link" text:visited-style-name="Inhaltsverzeichnis_20_Link">Tab Articles<text:tab/>47</text:a></text:p>
          <text:p text:style-name="P28"><text:a xlink:type="simple" xlink:href="#__RefHeading__55866_1036753469" text:style-name="Inhaltsverzeichnis_20_Link" text:visited-style-name="Inhaltsverzeichnis_20_Link">Tab Footer<text:tab/>48</text:a></text:p>
          <text:p text:style-name="P17"><text:a xlink:type="simple" xlink:href="#__RefHeading__55868_1036753469" text:style-name="Inhaltsverzeichnis_20_Link" text:visited-style-name="Inhaltsverzeichnis_20_Link">Free Templates<text:tab/>48</text:a></text:p>
          <text:p text:style-name="P28"><text:a xlink:type="simple" xlink:href="#__RefHeading__55870_1036753469" text:style-name="Inhaltsverzeichnis_20_Link" text:visited-style-name="Inhaltsverzeichnis_20_Link">Tab Generals<text:tab/>48</text:a></text:p>
          <text:p text:style-name="P28"><text:a xlink:type="simple" xlink:href="#__RefHeading__55872_1036753469" text:style-name="Inhaltsverzeichnis_20_Link" text:visited-style-name="Inhaltsverzeichnis_20_Link">Tab Template CSS<text:tab/>49</text:a></text:p>
          <text:p text:style-name="P28"><text:a xlink:type="simple" xlink:href="#__RefHeading__55874_1036753469" text:style-name="Inhaltsverzeichnis_20_Link" text:visited-style-name="Inhaltsverzeichnis_20_Link">Tab Template HTML/Template Text<text:tab/>49</text:a></text:p>
          <text:p text:style-name="P27"><text:a xlink:type="simple" xlink:href="#__RefHeading__4804_1847411346" text:style-name="Inhaltsverzeichnis_20_Link" text:visited-style-name="Inhaltsverzeichnis_20_Link">Maintenance<text:tab/>50</text:a></text:p>
          <text:p text:style-name="P17"><text:a xlink:type="simple" xlink:href="#__RefHeading__4806_1847411346" text:style-name="Inhaltsverzeichnis_20_Link" text:visited-style-name="Inhaltsverzeichnis_20_Link">Check and repair tables<text:tab/>50</text:a></text:p>
          <text:p text:style-name="P17"><text:a xlink:type="simple" xlink:href="#__RefHeading__4808_1847411346" text:style-name="Inhaltsverzeichnis_20_Link" text:visited-style-name="Inhaltsverzeichnis_20_Link">Save tables<text:tab/>51</text:a></text:p>
          <text:p text:style-name="P17"><text:a xlink:type="simple" xlink:href="#__RefHeading__4810_1847411346" text:style-name="Inhaltsverzeichnis_20_Link" text:visited-style-name="Inhaltsverzeichnis_20_Link">Restore tables<text:tab/>51</text:a></text:p>
          <text:p text:style-name="P17"><text:a xlink:type="simple" xlink:href="#__RefHeading__4812_1847411346" text:style-name="Inhaltsverzeichnis_20_Link" text:visited-style-name="Inhaltsverzeichnis_20_Link">Migration of BwPostman to another Joomla!® Installation?<text:tab/>52</text:a></text:p>
          <text:p text:style-name="P27"><text:a xlink:type="simple" xlink:href="#__RefHeading__4814_1847411346" text:style-name="Inhaltsverzeichnis_20_Link" text:visited-style-name="Inhaltsverzeichnis_20_Link">Warning messages<text:tab/>53</text:a></text:p>
          <text:p text:style-name="P27"><text:a xlink:type="simple" xlink:href="#__RefHeading__17036_1237669351" text:style-name="Inhaltsverzeichnis_20_Link" text:visited-style-name="Inhaltsverzeichnis_20_Link">Plugins<text:tab/>54</text:a></text:p>
          <text:p text:style-name="P17"><text:a xlink:type="simple" xlink:href="#__RefHeading__17038_1237669351" text:style-name="Inhaltsverzeichnis_20_Link" text:visited-style-name="Inhaltsverzeichnis_20_Link">Enhanced personalization<text:tab/>54</text:a></text:p>
          <text:p text:style-name="P17"><text:a xlink:type="simple" xlink:href="#__RefHeading__17040_1237669351" text:style-name="Inhaltsverzeichnis_20_Link" text:visited-style-name="Inhaltsverzeichnis_20_Link">User2Subscriber<text:tab/>55</text:a></text:p>
          <text:p text:style-name="P28"><text:a xlink:type="simple" xlink:href="#__RefHeading__17042_1237669351" text:style-name="Inhaltsverzeichnis_20_Link" text:visited-style-name="Inhaltsverzeichnis_20_Link">Plugin activated<text:tab/>55</text:a></text:p>
          <text:p text:style-name="P28"><text:a xlink:type="simple" xlink:href="#__RefHeading__17044_1237669351" text:style-name="Inhaltsverzeichnis_20_Link" text:visited-style-name="Inhaltsverzeichnis_20_Link">Options<text:tab/>55</text:a></text:p>
          <text:p text:style-name="P27"><text:a xlink:type="simple" xlink:href="#__RefHeading__46149_727788380" text:style-name="Inhaltsverzeichnis_20_Link" text:visited-style-name="Inhaltsverzeichnis_20_Link">Appendix<text:tab/>56</text:a></text:p>
          <text:p text:style-name="P17"><text:a xlink:type="simple" xlink:href="#__RefHeading__48904_545646423" text:style-name="Inhaltsverzeichnis_20_Link" text:visited-style-name="Inhaltsverzeichnis_20_Link">GNU Free Documentation License<text:tab/>56</text:a></text:p>
          <text:p text:style-name="P28"><text:a xlink:type="simple" xlink:href="#__RefHeading__48437_366451164" text:style-name="Inhaltsverzeichnis_20_Link" text:visited-style-name="Inhaltsverzeichnis_20_Link">0PREAMBLE<text:tab/>56</text:a></text:p>
          <text:p text:style-name="P28"><text:soft-page-break/><text:a xlink:type="simple" xlink:href="#__RefHeading__48439_366451164" text:style-name="Inhaltsverzeichnis_20_Link" text:visited-style-name="Inhaltsverzeichnis_20_Link">1APPLICABILITY AND DEFINITIONS<text:tab/>56</text:a></text:p>
          <text:p text:style-name="P28"><text:a xlink:type="simple" xlink:href="#__RefHeading__48441_366451164" text:style-name="Inhaltsverzeichnis_20_Link" text:visited-style-name="Inhaltsverzeichnis_20_Link">2VERBATIM COPYING<text:tab/>58</text:a></text:p>
          <text:p text:style-name="P28"><text:a xlink:type="simple" xlink:href="#__RefHeading__48443_366451164" text:style-name="Inhaltsverzeichnis_20_Link" text:visited-style-name="Inhaltsverzeichnis_20_Link">3COPYING IN QUANTITY<text:tab/>58</text:a></text:p>
          <text:p text:style-name="P28"><text:a xlink:type="simple" xlink:href="#__RefHeading__48445_366451164" text:style-name="Inhaltsverzeichnis_20_Link" text:visited-style-name="Inhaltsverzeichnis_20_Link">4MODIFICATIONS<text:tab/>59</text:a></text:p>
          <text:p text:style-name="P28"><text:a xlink:type="simple" xlink:href="#__RefHeading__48447_366451164" text:style-name="Inhaltsverzeichnis_20_Link" text:visited-style-name="Inhaltsverzeichnis_20_Link">5COMBINING DOCUMENTS<text:tab/>61</text:a></text:p>
          <text:p text:style-name="P28"><text:a xlink:type="simple" xlink:href="#__RefHeading__48449_366451164" text:style-name="Inhaltsverzeichnis_20_Link" text:visited-style-name="Inhaltsverzeichnis_20_Link">6COLLECTIONS OF DOCUMENTS<text:tab/>61</text:a></text:p>
          <text:p text:style-name="P28"><text:a xlink:type="simple" xlink:href="#__RefHeading__48451_366451164" text:style-name="Inhaltsverzeichnis_20_Link" text:visited-style-name="Inhaltsverzeichnis_20_Link">7AGGREGATION WITH INDEPENDENT WORKS<text:tab/>61</text:a></text:p>
          <text:p text:style-name="P28"><text:a xlink:type="simple" xlink:href="#__RefHeading__48453_366451164" text:style-name="Inhaltsverzeichnis_20_Link" text:visited-style-name="Inhaltsverzeichnis_20_Link">8TRANSLATION<text:tab/>62</text:a></text:p>
          <text:p text:style-name="P28"><text:a xlink:type="simple" xlink:href="#__RefHeading__48455_366451164" text:style-name="Inhaltsverzeichnis_20_Link" text:visited-style-name="Inhaltsverzeichnis_20_Link">9TERMINATION<text:tab/>62</text:a></text:p>
          <text:p text:style-name="P28"><text:a xlink:type="simple" xlink:href="#__RefHeading__48457_366451164" text:style-name="Inhaltsverzeichnis_20_Link" text:visited-style-name="Inhaltsverzeichnis_20_Link">10FUTURE REVISIONS OF THIS LICENSE<text:tab/>63</text:a></text:p>
          <text:p text:style-name="P28"><text:a xlink:type="simple" xlink:href="#__RefHeading__48459_366451164" text:style-name="Inhaltsverzeichnis_20_Link" text:visited-style-name="Inhaltsverzeichnis_20_Link">11RELICENSING<text:tab/>63</text:a></text:p>
          <text:p text:style-name="P17"><text:a xlink:type="simple" xlink:href="#__RefHeading__57056_1614059384" text:style-name="Inhaltsverzeichnis_20_Link" text:visited-style-name="Inhaltsverzeichnis_20_Link">GNU GENERAL PUBLIC LICENSE<text:tab/>65</text:a></text:p>
          <text:p text:style-name="P28"><text:a xlink:type="simple" xlink:href="#__RefHeading__54249_1614059384" text:style-name="Inhaltsverzeichnis_20_Link" text:visited-style-name="Inhaltsverzeichnis_20_Link">Preamble<text:tab/>65</text:a></text:p>
          <text:p text:style-name="P28"><text:a xlink:type="simple" xlink:href="#__RefHeading__54251_1614059384" text:style-name="Inhaltsverzeichnis_20_Link" text:visited-style-name="Inhaltsverzeichnis_20_Link">TERMS AND CONDITIONS<text:tab/>66</text:a></text:p>
          <text:p text:style-name="P29"><text:a xlink:type="simple" xlink:href="#__RefHeading__54253_1614059384" text:style-name="Inhaltsverzeichnis_20_Link" text:visited-style-name="Inhaltsverzeichnis_20_Link">0. Definitions.<text:tab/>66</text:a></text:p>
          <text:p text:style-name="P29"><text:a xlink:type="simple" xlink:href="#__RefHeading__54255_1614059384" text:style-name="Inhaltsverzeichnis_20_Link" text:visited-style-name="Inhaltsverzeichnis_20_Link">1. Source Code.<text:tab/>67</text:a></text:p>
          <text:p text:style-name="P29"><text:a xlink:type="simple" xlink:href="#__RefHeading__54257_1614059384" text:style-name="Inhaltsverzeichnis_20_Link" text:visited-style-name="Inhaltsverzeichnis_20_Link">2. Basic Permissions.<text:tab/>68</text:a></text:p>
          <text:p text:style-name="P29"><text:a xlink:type="simple" xlink:href="#__RefHeading__54259_1614059384" text:style-name="Inhaltsverzeichnis_20_Link" text:visited-style-name="Inhaltsverzeichnis_20_Link">3. Protecting Users' Legal Rights From Anti-Circumvention Law.<text:tab/>68</text:a></text:p>
          <text:p text:style-name="P29"><text:a xlink:type="simple" xlink:href="#__RefHeading__54261_1614059384" text:style-name="Inhaltsverzeichnis_20_Link" text:visited-style-name="Inhaltsverzeichnis_20_Link">4. Conveying Verbatim Copies.<text:tab/>68</text:a></text:p>
          <text:p text:style-name="P29"><text:a xlink:type="simple" xlink:href="#__RefHeading__54263_1614059384" text:style-name="Inhaltsverzeichnis_20_Link" text:visited-style-name="Inhaltsverzeichnis_20_Link">5. Conveying Modified Source Versions.<text:tab/>69</text:a></text:p>
          <text:p text:style-name="P29"><text:a xlink:type="simple" xlink:href="#__RefHeading__54265_1614059384" text:style-name="Inhaltsverzeichnis_20_Link" text:visited-style-name="Inhaltsverzeichnis_20_Link">6. Conveying Non-Source Forms.<text:tab/>69</text:a></text:p>
          <text:p text:style-name="P29"><text:a xlink:type="simple" xlink:href="#__RefHeading__54267_1614059384" text:style-name="Inhaltsverzeichnis_20_Link" text:visited-style-name="Inhaltsverzeichnis_20_Link">7. Additional Terms.<text:tab/>71</text:a></text:p>
          <text:p text:style-name="P29"><text:a xlink:type="simple" xlink:href="#__RefHeading__54269_1614059384" text:style-name="Inhaltsverzeichnis_20_Link" text:visited-style-name="Inhaltsverzeichnis_20_Link">8. Termination.<text:tab/>72</text:a></text:p>
          <text:p text:style-name="P29"><text:a xlink:type="simple" xlink:href="#__RefHeading__54271_1614059384" text:style-name="Inhaltsverzeichnis_20_Link" text:visited-style-name="Inhaltsverzeichnis_20_Link">9. Acceptance Not Required for Having Copies.<text:tab/>73</text:a></text:p>
          <text:p text:style-name="P29"><text:a xlink:type="simple" xlink:href="#__RefHeading__54273_1614059384" text:style-name="Inhaltsverzeichnis_20_Link" text:visited-style-name="Inhaltsverzeichnis_20_Link">10. Automatic Licensing of Downstream Recipients.<text:tab/>73</text:a></text:p>
          <text:p text:style-name="P29"><text:a xlink:type="simple" xlink:href="#__RefHeading__54275_1614059384" text:style-name="Inhaltsverzeichnis_20_Link" text:visited-style-name="Inhaltsverzeichnis_20_Link">11. Patents.<text:tab/>74</text:a></text:p>
          <text:p text:style-name="P29"><text:a xlink:type="simple" xlink:href="#__RefHeading__54277_1614059384" text:style-name="Inhaltsverzeichnis_20_Link" text:visited-style-name="Inhaltsverzeichnis_20_Link">12. No Surrender of Others' Freedom.<text:tab/>75</text:a></text:p>
          <text:p text:style-name="P29"><text:a xlink:type="simple" xlink:href="#__RefHeading__54279_1614059384" text:style-name="Inhaltsverzeichnis_20_Link" text:visited-style-name="Inhaltsverzeichnis_20_Link">13. Use with the GNU Affero General Public License.<text:tab/>75</text:a></text:p>
          <text:p text:style-name="P29"><text:a xlink:type="simple" xlink:href="#__RefHeading__54281_1614059384" text:style-name="Inhaltsverzeichnis_20_Link" text:visited-style-name="Inhaltsverzeichnis_20_Link">14. Revised Versions of this License.<text:tab/>75</text:a></text:p>
          <text:p text:style-name="P29"><text:a xlink:type="simple" xlink:href="#__RefHeading__54283_1614059384" text:style-name="Inhaltsverzeichnis_20_Link" text:visited-style-name="Inhaltsverzeichnis_20_Link">15. Disclaimer of Warranty.<text:tab/>76</text:a></text:p>
          <text:p text:style-name="P29"><text:a xlink:type="simple" xlink:href="#__RefHeading__54285_1614059384" text:style-name="Inhaltsverzeichnis_20_Link" text:visited-style-name="Inhaltsverzeichnis_20_Link">16. Limitation of Liability.<text:tab/>76</text:a></text:p>
          <text:p text:style-name="P29"><text:a xlink:type="simple" xlink:href="#__RefHeading__54287_1614059384" text:style-name="Inhaltsverzeichnis_20_Link" text:visited-style-name="Inhaltsverzeichnis_20_Link">17. Interpretation of Sections 15 and 16.<text:tab/>76</text:a></text:p>
        </text:index-body>
      </text:table-of-content>
      <text:list xml:id="list3735134526517876079"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2032060036851537944" text:style-name="List_20_1">
        <text:list-item>
          <text:p text:style-name="P30">You can compose the content of the newsletter with free text and articles that are already written in Joomla!<text:span text:style-name="T4">®</text:span>.</text:p>
        </text:list-item>
        <text:list-item>
          <text:p text:style-name="P30">The newsletters can be personalized.</text:p>
        </text:list-item>
        <text:list-item>
          <text:p text:style-name="P30">In BwPostman you can create as many mailing lists as you want and so you can get different mailing lists for every thinkable constellation of recipients (guests, registered users, issue...). </text:p>
        </text:list-item>
        <text:list-item>
          <text:p text:style-name="P30">BwPostman always generates the newsletter in HTML and in text format.</text:p>
        </text:list-item>
        <text:list-item>
          <text:p text:style-name="P30">Extensive template system for easily adjusting the appearance of newsletters. Provided templates may be copied and adjusted or you can create completely free templates for the newsletters (very big thanks to Karl Klostermann!).</text:p>
        </text:list-item>
        <text:list-item>
          <text:p text:style-name="P30">The campaign manager in BwPostman enables you to combine newsletters to a campaign that belongs together.</text:p>
        </text:list-item>
        <text:list-item>
          <text:p text:style-name="P30">You can import subscribers from a CSV- or XML-file. So you can e.g. export the address book from a mail program and import it in BwPostman. Export of subscribers is also possible.</text:p>
        </text:list-item>
        <text:list-item>
          <text:p text:style-name="P30">You can archive subscribers, newsletters, mailing lists, campaigns and templates and restore it from the archive.</text:p>
        </text:list-item>
        <text:list-item>
          <text:p text:style-name="P30">A special property is the possibility to adjust, how many mails will be sent at once. The delay is adjustable.</text:p>
        </text:list-item>
        <text:list-item>
          <text:p text:style-name="P30">Sending of an attachment with the newsletter.</text:p>
        </text:list-item>
        <text:list-item>
          <text:p text:style-name="P30">Module for newsletter subscription.</text:p>
        </text:list-item>
        <text:list-item>
          <text:p text:style-name="P30">Module for monthly overview of newsletters in front end with many and varied options.</text:p>
        </text:list-item>
        <text:list-item>
          <text:p text:style-name="P30">For the front end predefined CSS styles may be overridden by self-defined CSS file.</text:p>
        </text:list-item>
        <text:list-item>
          <text:p text:style-name="P30">User-defined texts for activation mail and legal informations.</text:p>
        </text:list-item>
        <text:list-item>
          <text:p text:style-name="P30"><text:soft-page-break/>Webmaster or another person may be informed per mail at each confirmation.</text:p>
        </text:list-item>
        <text:list-item>
          <text:p text:style-name="P44">Author and created date of articles of Joomla!<text:span text:style-name="T4">®</text:span> may be deselected in settings.</text:p>
        </text:list-item>
        <text:list-item>
          <text:p text:style-name="P44">Arrangements against subscriptions by robots with a simple maths task or as user defined question, adjustable in settings.</text:p>
        </text:list-item>
        <text:list-item>
          <text:p text:style-name="P44">Tables of BwPostman can be saved and restored.</text:p>
        </text:list-item>
        <text:list-item>
          <text:p text:style-name="P44">Tables of BwPostman can be checked and repaired.</text:p>
        </text:list-item>
        <text:list-item>
          <text:p text:style-name="P44">Migration to another Joomla!<text:span text:style-name="T4">®</text:span> Installation is possible conditionally.</text:p>
        </text:list-item>
      </text:list>
      <text:p text:style-name="Text_20_body">The download of the package includes:</text:p>
      <text:list xml:id="list4753253802100580285" text:style-name="L1">
        <text:list-item>
          <text:p text:style-name="P31">The basic component BwPostman,</text:p>
        </text:list-item>
        <text:list-item>
          <text:p text:style-name="P31">a module for registration to the newsletter system to show at a module position; it may use the settings of the component or its own settings, </text:p>
        </text:list-item>
        <text:list-item>
          <text:p text:style-name="P31">a module to show the number of sent newsletters per month for selected recipients or campaigns,</text:p>
        </text:list-item>
        <text:list-item>
          <text:p text:style-name="P31">a plugin for enhanced personalization,</text:p>
        </text:list-item>
        <text:list-item>
          <text:p text:style-name="P45">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text:soft-page-break/>filtering and searching in back end is obviously improved with the possibilities of <text:s/>Joomla!<text:span text:style-name="T4">®</text:span> 3.</text:p>
      <text:list xml:id="list1925376914" text:continue-list="list3735134526517876079"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Text_20_body_20_indent"><text:span text:style-name="T10">Hint:</text:span><text:line-break/>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4287918558647152057" text:style-name="L2">
        <text:list-item>
          <text:p text:style-name="P32">Create menu entry points for front end</text:p>
        </text:list-item>
        <text:list-item>
          <text:p text:style-name="P32">Campaigns</text:p>
        </text:list-item>
        <text:list-item>
          <text:p text:style-name="P32">Import and export recipients</text:p>
        </text:list-item>
        <text:list-item>
          <text:p text:style-name="P32">Batch processing at subscribers</text:p>
        </text:list-item>
        <text:list-item>
          <text:p text:style-name="P32">Archiving of recipients, mailing-lists, newsletters, campaigns and templates</text:p>
        </text:list-item>
        <text:list-item>
          <text:p text:style-name="P32">Adjustments to the look in front-end</text:p>
        </text:list-item>
        <text:list-item>
          <text:p text:style-name="P32">Adjusting the look of the newsletters</text:p>
        </text:list-item>
        <text:list-item>
          <text:p text:style-name="P32">Maintenance</text:p>
        </text:list-item>
      </text:list>
      <text:list xml:id="list1807827952" text:continue-list="list1925376914"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4"><text:span text:style-name="T27">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link <text:span text:style-name="Emphasis">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Incidentally you everywhere find tooltips (that is, when you move the cursor to the list entry and wait a little while), that may help very fast. Many are really detailed, some will get improvements with the time.</text:p>
      <text:list xml:id="list52623471"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P8">BwPostman is tested on many Joomla!<text:span text:style-name="T4">®</text:span>-installations without problems. Nevertheless I can't exclude that something goes wrong during installation. Especially the „interplay“ of different extensions can't be estimated fully and negative effects can't be excluded. </text:p>
      <text:p text:style-name="Text_20_body"><text:span text:style-name="Emphasis"><text:span text:style-name="T10">Therefore:</text:span></text:span></text:p>
      <text:p text:style-name="Text_20_body"><text:span text:style-name="T13">I suggest to always backup the complete system (database and files) before you make changes to your Joomla!</text:span><text:span text:style-name="T6">®</text:span><text:span text:style-name="T13"> installation (installation or update of an extension)! For this task the free version of </text:span><text:a xlink:type="simple" xlink:href="https://www.akeebabackup.com/products/akeeba-backup.html" office:target-frame-name="_blank" xlink:show="new" text:style-name="Internet_20_link" text:visited-style-name="Visited_20_Internet_20_Link"><text:span text:style-name="T13">Akeeba Backup</text:span></text:a><text:span text:style-name="T13"> e.g. is suitable.</text:span></text:p>
      <text:p text:style-name="Text_20_body"><text:span text:style-name="T13">Since BwPostman 1.0.1 the possibility exists at </text:span><text:span text:style-name="T20">maintenance</text:span><text:span text:style-name="T13"> to save and restore the tables of BwPostman directly from BwPostman. Furthermore since this version there will be created a backup file of the tables of BwPostman in the temp folder of Joomla!</text:span><text:span text:style-name="T6">®</text:span><text:span text:style-name="T13"> at each update and the tables were checked on consistency. Particulars in chapter </text:span><text:span text:style-name="T20">Update</text:span><text:span text:style-name="T13">.</text:span></text:p>
      <text:p text:style-name="P8">Testing an unknown extension – this is also true for BwPostman – it is highly advised not to do at a life-system. </text:p>
      <text:list xml:id="list364571897"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P9">Please read the safety instructions ahead before!</text:p>
      <text:list xml:id="list1907569227"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11">Before you can install BwPostman, the installation package has to be downloaded. At <text:span text:style-name="Internet_20_link"><text:span text:style-name="T27">https:</text:span></text:span><text:a xlink:type="simple" xlink:href="http://www.boldt-webservice.de/downloads/bwpostman.html" text:style-name="Internet_20_link" text:visited-style-name="Visited_20_Internet_20_Link"><text:span text:style-name="Internet_20_link">//www.boldt-webservice.de/downloads/bwpostman.html</text:span></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Text_20_body"><text:span text:style-name="Strong_20_Emphasis">Since version 2.0.0 as a package as a whole, which may be installed as is and that contains all free parts of BwPostman, as there are component, modules and plugins.</text:span> </text:p>
      <text:list xml:id="list162735800"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Strong_20_Emphasis">Extensions</text:span> <text:span text:style-name="T9"></text:span> <text:span text:style-name="Strong_20_Emphasis">Extension Manager</text:span>.</text:p>
      <text:p text:style-name="Text_20_body">At tab <text:span text:style-name="Strong_20_Emphasis">Upload Package File</text:span> click at <text:span text:style-name="Strong_20_Emphasis">Browse...</text:span>, select the file <text:span text:style-name="Strong_20_Emphasis"><text:span text:style-name="T17">pkg_bwpostman.</text:span></text:span><text:span text:style-name="Strong_20_Emphasis"><text:span text:style-name="T18">version_number</text:span></text:span><text:span text:style-name="Strong_20_Emphasis"><text:span text:style-name="T17">.zip </text:span></text:span>and click at <text:span text:style-name="Strong_20_Emphasis">Upload &amp; Install</text:span> – ready.</text:p>
      <text:list xml:id="list878582080"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Emphasis"><text:span text:style-name="T17">com</text:span></text:span><text:span text:style-name="Emphasis">_</text:span><text:span text:style-name="Emphasis"><text:span text:style-name="T17">bwpostman</text:span></text:span>, <text:s/><text:span text:style-name="Emphasis"><text:span text:style-name="T17">mod_bwpostman</text:span></text:span>, <text:span text:style-name="Emphasis"><text:span text:style-name="T17">mod_bwpostman_overview</text:span></text:span><text:span text:style-name="Strong_20_Emphasis"><text:span text:style-name="T17">, </text:span></text:span><text:span text:style-name="Emphasis"><text:span text:style-name="T17">plg_bwpostman_personalize</text:span></text:span><text:span text:style-name="Strong_20_Emphasis"><text:span text:style-name="T17"> </text:span></text:span><text:span text:style-name="T17">and</text:span><text:span text:style-name="Strong_20_Emphasis"><text:span text:style-name="T17"> </text:span></text:span><text:span text:style-name="Emphasis"><text:span text:style-name="T17">plg_bwpostman_user2subscriber</text:span></text:span> and copy the unzipped files in this folder. Copying to web server works comfortably via <text:span text:style-name="T17">Filezilla.</text:span> After that attach <text:s/><text:span text:style-name="Strong_20_Emphasis"><text:span text:style-name="T17">/c</text:span></text:span><text:span text:style-name="Emphasis"><text:span text:style-name="T17">om_bwpostman</text:span></text:span><text:span text:style-name="Strong_20_Emphasis"><text:span text:style-name="T17">, /</text:span></text:span><text:span text:style-name="Emphasis"><text:span text:style-name="T17">mod_bwpostman</text:span></text:span><text:span text:style-name="Strong_20_Emphasis"><text:span text:style-name="T17">,/</text:span></text:span><text:span text:style-name="Emphasis"><text:span text:style-name="T17">mod_bwpostman_overview</text:span></text:span><text:span text:style-name="Strong_20_Emphasis"><text:span text:style-name="T17">,/</text:span></text:span><text:span text:style-name="Emphasis"><text:span text:style-name="T17">plg_bwpostman_personalize</text:span></text:span><text:span text:style-name="Strong_20_Emphasis"><text:span text:style-name="T17"> </text:span></text:span><text:span text:style-name="T17">respectively</text:span><text:span text:style-name="Strong_20_Emphasis"><text:span text:style-name="T17"> /</text:span></text:span><text:span text:style-name="Emphasis"><text:span text:style-name="T17">plg_bwpostman_user2subscriber</text:span></text:span> to the entered path in Joomla!<text:span text:style-name="T4">®</text:span> installer and click at <text:span text:style-name="Strong_20_Emphasis">Install</text:span> in the same row.</text:p>
      <text:p text:style-name="Text_20_body"><text:soft-page-break/>In all the cases the installation finished after a few seconds and Joomla!<text:span text:style-name="T4">®</text:span> confirm the installation with a success message.</text:p>
      <text:list xml:id="list1259695844"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P9">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Strong_20_Emphasis">Quick Icon - Joomla!</text:span><text:span text:style-name="Strong_20_Emphasis"><text:span text:style-name="T4">®</text:span></text:span><text:span text:style-name="Strong_20_Emphasis"> Update Notification</text:span> is activated, you can see this when you enter back-end and the control panel will be shown. A click at the button <text:span text:style-name="Strong_20_Emphasis">Updates are available</text:span> will show you the available updates, even so the updates for BwPostman.</text:p>
      <text:p text:style-name="Text_20_body">When the plugin is not activated, you can look for updates in the back-end in the menu <text:span text:style-name="Emphasis">Extensions</text:span> <text:span text:style-name="T9"></text:span> <text:span text:style-name="Emphasis">Extension Manager</text:span> in sub menu <text:span text:style-name="Emphasis">Update</text:span> (clear cache before if necessary) and install it.</text:p>
      <text:p text:style-name="Text_20_body_20_indent"><text:span text:style-name="Emphasis"><text:span text:style-name="T16">Hint:<text:line-break/></text:span></text:span>Since version 1.0.1 after each update the table structure of BwPostman tables will be checked and repaired if necessary. The check is processed in a Popup, where you may see the progress. Has he check finished, you may close the Popup.</text:p>
      <text:p text:style-name="Text_20_body_20_indent">Before the check a backup file of the BwPostman tables is created in the temp folder of Joomla!<text:span text:style-name="T4">®</text:span>, that means directly on the server. Where this exactly is, you will find in Joomla!<text:span text:style-name="T4">®</text:span> at <text:span text:style-name="Emphasis">System</text:span> <text:span text:style-name="Emphasis">Global Configuration</text:span> <text:span text:style-name="T9"></text:span> <text:span text:style-name="Emphasis">Server.</text:span></text:p>
      <text:p text:style-name="Text_20_body_20_indent">The name of the backup file is <text:span text:style-name="T14">BwPostman_Tables_Server_&lt;date&gt;_&lt;time&gt;.</text:span><text:span text:style-name="T18">xml</text:span>, where &lt;date&gt; is the actual date of the backup in the format <text:span text:style-name="T17">yyyy</text:span>_mm_<text:span text:style-name="T17">dd</text:span>, &lt;time&gt; is the time of the backup in the format <text:span text:style-name="T17">hh</text:span>_mm. When the file is created at July, 31 2014 at 08:13 AM, then the backup file is named </text:p>
      <text:p text:style-name="P13">BwPostman_Tables_Server_2014_07_31_08_13.<text:span text:style-name="T17">xml</text:span></text:p>
      <text:p text:style-name="Text_20_body_20_indent">If the check of the tables was successful, the file may be deleted. You should do that from time to time for that the temp folder is not claimed to much from these automatic backup files. You also may download these backups and keep it locally.</text:p>
      <text:list xml:id="list1789254636"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Strong_20_Emphasis">Components</text:span> <text:span text:style-name="T9"></text:span> <text:span text:style-name="Strong_20_Emphasis">BwPostman</text:span> at the button <text:span text:style-name="Strong_20_Emphasis">Options</text:span> in the back-end of your Joomla!<text:span text:style-name="T4">®</text:span> installation. Or you click at the button <text:span text:style-name="Emphasis">Basic settings</text:span> in the main view of BwPostman. The options are only available in the main view or in the maintenance.</text:p>
      <text:p text:style-name="P6">The options are divided in six sections: <text:span text:style-name="Emphasis">Basic Settings</text:span>, <text:span text:style-name="Emphasis">Registration</text:span>, <text:span text:style-name="Emphasis">Activation</text:span>, <text:span text:style-name="Emphasis">Lists View</text:span>, <text:span text:style-name="Emphasis">Single View</text:span> and <text:span text:style-name="Emphasis">Permissions</text:span>. For all options there are tooltips.</text:p>
      <text:list xml:id="list281014481"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3">Sender's name<text:line-break/>Sender's e</text:span>mail<text:line-break/>Reply-to-e<text:span text:style-name="T3">mail</text:span><text:bookmark-end text:name="__RefHeading__47533_794096596"/></text:h>
                </text:list-item>
              </text:list>
            </text:list-item>
          </text:list>
        </text:list-item>
      </text:list>
      <text:p text:style-name="P6">With the values entered here the fields <text:span text:style-name="Emphasis">Sender's name</text:span>, <text:span text:style-name="Emphasis">Sender's email</text:span> or <text:span text:style-name="Emphasis">Reply to email</text:span> of each newsletter will be preallocated. They may be overwritten in each newsletter individually. They are predefined with the values of your Joomla!<text:span text:style-name="T4">®</text:span> configuration.</text:p>
      <text:p text:style-name="P6">If the fields <text:span text:style-name="Emphasis">Sender's name</text:span>, <text:span text:style-name="Emphasis">Sender's email</text:span> or <text:span text:style-name="Emphasis">Reply to email </text:span>remain empty they will be filled automatically with the data of your Joomla!<text:span text:style-name="T4">®</text:span> configuration. But I suggest to enter these data to become independent form changes in Joomla!<text:span text:style-name="T4">®</text:span> core.</text:p>
      <text:list xml:id="list760873670"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6">This text appears in the newsletter directly above the links to edit or cancel the subscription.</text:p>
      <text:list xml:id="list823434498"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6">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6">Below you set the time, that shall BwPostman wait, until the next block will be sent. BwPostman only accepts positive integers. All other values will be interpreted as 0.</text:p>
      <text:p text:style-name="P6">You can select whether the entered value means minutes or seconds.</text:p>
      <text:list xml:id="list1056184893" text:continue-numbering="true" text:style-name="Outline">
        <text:list-item>
          <text:list>
            <text:list-item>
              <text:list>
                <text:list-item>
                  <text:h text:style-name="Heading_20_3" text:outline-level="3"><text:bookmark-start text:name="__RefHeading__62232_1851832648"/><text:soft-page-break/>Show Boldt Webservice link<text:bookmark-end text:name="__RefHeading__62232_1851832648"/></text:h>
                </text:list-item>
              </text:list>
            </text:list-item>
          </text:list>
        </text:list-item>
      </text:list>
      <text:p text:style-name="P6">May I do some commercial for me? If not, then select <text:span text:style-name="Emphasis">no</text:span>.</text:p>
      <text:list xml:id="list727373008"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6">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269603974" text:continue-numbering="true" text:style-name="Outline">
        <text:list-item>
          <text:list>
            <text:list-item>
              <text:list>
                <text:list-item>
                  <text:h text:style-name="Heading_20_3" text:outline-level="3"><text:bookmark-start text:name="__RefHeading__4780_1847411346"/><text:span text:style-name="T3">Display form field </text:span>name<text:span text:style-name="T3"> and first name</text:span><text:bookmark-end text:name="__RefHeading__4780_1847411346"/></text:h>
                </text:list-item>
              </text:list>
            </text:list-item>
          </text:list>
        </text:list-item>
      </text:list>
      <text:p text:style-name="P6">Here you set, whether the fields for last name and/or first name should be shown in the registration form and in the edit form of the subscription. This makes sense if you want to personalize your newsletter. </text:p>
      <text:list xml:id="list1052158930"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3">Here you set, </text:span>whether first name or last name (or both) are obligatory. If you chose <text:span text:style-name="Emphasis">yes</text:span>, then the appropriate field will be shown in the registration form and the edit form of the subscription, even if it is disabled in the option field above. A registration to the newsletter without obligarory entries is not possible.</text:p>
      <text:list xml:id="list618288775" text:continue-numbering="true" text:style-name="Outline">
        <text:list-item>
          <text:list>
            <text:list-item>
              <text:list>
                <text:list-item>
                  <text:h text:style-name="P21" text:outline-level="3"><text:bookmark-start text:name="__RefHeading__44588_444093265"/>Show gender selection<text:bookmark-end text:name="__RefHeading__44588_444093265"/></text:h>
                </text:list-item>
              </text:list>
            </text:list-item>
          </text:list>
        </text:list-item>
      </text:list>
      <text:p text:style-name="Text_20_body"><text:span text:style-name="T3">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415568301" text:continue-numbering="true" text:style-name="Outline">
        <text:list-item>
          <text:list>
            <text:list-item>
              <text:list>
                <text:list-item>
                  <text:h text:style-name="P21" text:outline-level="3"><text:bookmark-start text:name="__RefHeading__44590_444093265"/>Show additional field<text:bookmark-end text:name="__RefHeading__44590_444093265"/></text:h>
                </text:list-item>
              </text:list>
            </text:list-item>
          </text:list>
        </text:list-item>
      </text:list>
      <text:p text:style-name="Text_20_body"><text:span text:style-name="T3">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26">Joomla!</text:span><text:span text:style-name="T8">®</text:span><text:span text:style-name="T3">. </text:span>This setting is applies to both, component and module as long as there is nothing else adjusted in the module.</text:p>
      <text:list xml:id="list745145384"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P6">Here you set, whether the input of the additional field is obligatory. If you chose <text:span text:style-name="Emphasis">yes</text:span>, then the appropriate field will be shown in the registration form and the edit form of the subscription, even if it is disabled in the option field above.</text:p>
      <text:list xml:id="list363358953" text:continue-numbering="true" text:style-name="Outline">
        <text:list-item>
          <text:list>
            <text:list-item>
              <text:list>
                <text:list-item>
                  <text:h text:style-name="P21" text:outline-level="3"><text:bookmark-start text:name="__RefHeading__44594_444093265"/><text:soft-page-break/>Label additional field<text:bookmark-end text:name="__RefHeading__44594_444093265"/></text:h>
                </text:list-item>
              </text:list>
            </text:list-item>
          </text:list>
        </text:list-item>
      </text:list>
      <text:p text:style-name="Text_20_body"><text:span text:style-name="T3">Here you set, how the label of the additional field shall be. To work also on multi-language websites, you may enter a language string, which is applied in the appropriate override file </text:span><text:span text:style-name="T3">for the language. It will be used the override file for the back end, the override files therefore resides at </text:span><text:span text:style-name="Emphasis"><text:span text:style-name="T3">&lt;my_joomla_installation&gt;/administrator/language/overrides</text:span></text:span><text:span text:style-name="T3">.</text:span> If the folder does not exist, simply create. The English override file is called <text:span text:style-name="Emphasis">en-GB.override.ini</text:span>.</text:p>
      <text:p text:style-name="Text_20_body">If here a language string BWPOSTMAN_ADDITIONAL_FIELD_LABEL is set, then the entry in the override file may look like:</text:p>
      <text:p text:style-name="P4">BWPOSTMAN_ADDITIONAL_FIELD_LABEL="membership number"</text:p>
      <text:p text:style-name="Text_20_body_20_indent"><text:span text:style-name="Emphasis"><text:span text:style-name="T16">Important:</text:span></text:span></text:p>
      <text:list xml:id="list3736359517653939214" text:style-name="L3">
        <text:list-item>
          <text:p text:style-name="P16">At the language string, that is the left part until the equal sign, there must not occur a space or special sign. Umlauts also are not allowed. </text:p>
        </text:list-item>
        <text:list-item>
          <text:p text:style-name="P16">Please don't enter spaces around the equal sign, The delimiter for the text, that shall be shown instead of the language string, use double quote. </text:p>
        </text:list-item>
        <text:list-item>
          <text:p text:style-name="P16">Each language string needs a separate row. Empty rows will be ignored and may be used to structure the file.</text:p>
        </text:list-item>
      </text:list>
      <text:list xml:id="list1684713307" text:continue-list="list363358953" text:style-name="Outline">
        <text:list-item>
          <text:list>
            <text:list-item>
              <text:list>
                <text:list-item>
                  <text:h text:style-name="P21" text:outline-level="3"><text:bookmark-start text:name="__RefHeading__44596_444093265"/>Tooltip additional field<text:bookmark-end text:name="__RefHeading__44596_444093265"/></text:h>
                </text:list-item>
              </text:list>
            </text:list-item>
          </text:list>
        </text:list-item>
      </text:list>
      <text:p text:style-name="P6">The additional field may get a tooltip, which will be displayed, if you hover the label with the mouse. Just as well, you may use a language string.</text:p>
      <text:list xml:id="list1740321348"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652294033"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6">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249875017" text:continue-numbering="true" text:style-name="Outline">
        <text:list-item>
          <text:list>
            <text:list-item>
              <text:list>
                <text:list-item>
                  <text:h text:style-name="Heading_20_3" text:outline-level="3"><text:bookmark-start text:name="__RefHeading__47545_794096596"/><text:soft-page-break/>Display disclaimer<text:bookmark-end text:name="__RefHeading__47545_794096596"/></text:h>
                </text:list-item>
              </text:list>
            </text:list-item>
          </text:list>
        </text:list-item>
      </text:list>
      <text:p text:style-name="P6">In the registration form you can display a link to a disclaimer. In this case the subscriber has to accept the disclaimer before sending the registration. In some countries a disclaimer is useful, in Germany it is possibly harmful.</text:p>
      <text:p text:style-name="P6">But you may use it as a manner of terms of use for the newsletter, what you may do with the email address you got, or, or, or. For something, the subscriber has to give his okay.</text:p>
      <text:list xml:id="list450483129"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P6">Here you set, where BwPostman will find the disclaimer to use. In the field <text:span text:style-name="Emphasis">URL for the disclaimer</text:span> you enter an <text:span text:style-name="Emphasis">URL</text:span> as source for the disclaimer. Then you have to select <text:span text:style-name="Emphasis">URL</text:span> as <text:span text:style-name="Emphasis">Link target</text:span>.</text:p>
      <text:p text:style-name="P6">At <text:span text:style-name="Emphasis">article</text:span> you are able to select an article of Joomla!<text:span text:style-name="T4">®</text:span>. Then you have to select <text:span text:style-name="Emphasis">Article</text:span> as <text:span text:style-name="Emphasis">Link target</text:span>.</text:p>
      <text:p text:style-name="P6">At last you may use a menu item of Joomla!<text:span text:style-name="T4">®</text:span>. In this case the <text:span text:style-name="Emphasis">Link target</text:span> is <text:span text:style-name="Emphasis">Menu item</text:span>.</text:p>
      <text:list xml:id="list345814901"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6">Here you set, if the disclaimer will be shown in the current window/tab of the browser or in a new one.</text:p>
      <text:list xml:id="list952455063"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Emphasis">No</text:span>, <text:span text:style-name="Emphasis">Question</text:span> or <text:span text:style-name="Emphasis">Captcha</text:span>.</text:p>
      <text:p text:style-name="Text_20_body">The <text:span text:style-name="Emphasis">Question</text:span> you may select by yourself and should not be too complicated. It will be set in the fields <text:span text:style-name="Emphasis">Question</text:span> and <text:span text:style-name="Emphasis">Answer</text:span>.</text:p>
      <text:p text:style-name="P6">Examples:</text:p>
      <text:list xml:id="list247662484113051870" text:style-name="L4">
        <text:list-item>
          <text:p text:style-name="P34">How many legs has a horse? (1, 2, …)</text:p>
        </text:list-item>
        <text:list-item>
          <text:p text:style-name="P34">Which colour has a red car?</text:p>
        </text:list-item>
      </text:list>
      <text:p text:style-name="P6"><text:span text:style-name="Emphasis">Captcha</text:span> is a little Captcha driven maths task.</text:p>
      <text:p text:style-name="P46"><text:soft-page-break/>This setting is used by both, component and subscription module, if there is nothing else set at the module.</text:p>
      <text:list xml:id="list441473187" text:continue-list="list952455063"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P6">If <text:span text:style-name="Emphasis">Question</text:span> is set in <text:span text:style-name="Emphasis">Secure registration form</text:span>, then you have to fill these fields by your question and its answer. The question appears in registration form, the answer is needed by evaluation and will not be shown.</text:p>
      <text:list xml:id="list319061213"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Emphasis">Hello</text:span> or <text:span text:style-name="Emphasis">Hello Mr./Mrs.</text:span> Last one only make sense, if last name, first name or both are obligatory.</text:p>
      <text:list xml:id="list673853457"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Emphasis">Text for Activation</text:span>!</text:p>
      <text:list xml:id="list113874002"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54190353"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Emphasis">Activation also to webmaster</text:span>. This notification contains all details of registration, beneath first name and last name the date, time and IP of registration and confirmation. These data may be helpful in case of dispute.</text:p>
      <text:list xml:id="list291433634" text:continue-numbering="true" text:style-name="Outline">
        <text:list-item>
          <text:list>
            <text:list-item>
              <text:list>
                <text:list-item>
                  <text:h text:style-name="Heading_20_3" text:outline-level="3"><text:bookmark-start text:name="__RefHeading__24540_1003309454"/><text:soft-page-break/>Sender name<text:bookmark-end text:name="__RefHeading__24540_1003309454"/></text:h>
                </text:list-item>
              </text:list>
            </text:list-item>
          </text:list>
        </text:list-item>
      </text:list>
      <text:p text:style-name="Text_20_body">Here you enter the sender name, that will be used in the notification mail.</text:p>
      <text:list xml:id="list123733346"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375998123" text:continue-numbering="true" text:style-name="Outline">
        <text:list-item>
          <text:list>
            <text:list-item>
              <text:h text:style-name="P18" text:outline-level="2"><text:bookmark-start text:name="__RefHeading__26890_605602350"/>Lists View<text:bookmark-end text:name="__RefHeading__26890_605602350"/></text:h>
            </text:list-item>
          </text:list>
        </text:list-item>
      </text:list>
      <text:p text:style-name="P6">These settings are for the newsletters list view front-end. They serve as default values if there is nothing entered at menu entries.</text:p>
      <text:list xml:id="list2156238734" text:continue-numbering="true" text:style-name="Outline">
        <text:list-item>
          <text:list>
            <text:list-item>
              <text:list>
                <text:list-item>
                  <text:h text:style-name="P21" text:outline-level="3"><text:bookmark-start text:name="__RefHeading__26892_605602350"/>Search Field<text:bookmark-end text:name="__RefHeading__26892_605602350"/></text:h>
                </text:list-item>
              </text:list>
            </text:list-item>
          </text:list>
        </text:list-item>
      </text:list>
      <text:p text:style-name="Text_20_body"><text:span text:style-name="T3">May the visitor search for a specific subject? Then select </text:span><text:span text:style-name="Emphasis"><text:span text:style-name="T3">Show</text:span></text:span><text:span text:style-name="T3">. This is the default value.</text:span></text:p>
      <text:list xml:id="list243705019" text:continue-numbering="true" text:style-name="Outline">
        <text:list-item>
          <text:list>
            <text:list-item>
              <text:list>
                <text:list-item>
                  <text:h text:style-name="P21" text:outline-level="3"><text:bookmark-start text:name="__RefHeading__26894_605602350"/>Show Date List Filter<text:bookmark-end text:name="__RefHeading__26894_605602350"/></text:h>
                </text:list-item>
              </text:list>
            </text:list-item>
          </text:list>
        </text:list-item>
      </text:list>
      <text:p text:style-name="Text_20_body"><text:span text:style-name="T3">If visitors may search for a specific month and/or year, then select </text:span><text:span text:style-name="Emphasis"><text:span text:style-name="T3">Show</text:span></text:span><text:span text:style-name="T3">. This is the default value.</text:span></text:p>
      <text:list xml:id="list1211816076" text:continue-numbering="true" text:style-name="Outline">
        <text:list-item>
          <text:list>
            <text:list-item>
              <text:list>
                <text:list-item>
                  <text:h text:style-name="P21"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6">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225686804" text:continue-numbering="true" text:style-name="Outline">
        <text:list-item>
          <text:list>
            <text:list-item>
              <text:list>
                <text:list-item>
                  <text:h text:style-name="P21" text:outline-level="3"><text:bookmark-start text:name="__RefHeading__26898_605602350"/>Show Attachment<text:bookmark-end text:name="__RefHeading__26898_605602350"/></text:h>
                </text:list-item>
              </text:list>
            </text:list-item>
          </text:list>
        </text:list-item>
      </text:list>
      <text:p text:style-name="Text_20_body"><text:span text:style-name="T3">If you do not want to show the attachment of a newsletter in the front-end, then you should select </text:span><text:span text:style-name="Emphasis"><text:span text:style-name="T3">hide</text:span></text:span><text:span text:style-name="T3"> here. The default value is show and arranges, that a little icon is shown at the respective subject, if there is an attachment to this newsletter. A click to this icon opens the attachment.</text:span></text:p>
      <text:list xml:id="list1990195528" text:continue-numbering="true" text:style-name="Outline">
        <text:list-item>
          <text:list>
            <text:list-item>
              <text:list>
                <text:list-item>
                  <text:h text:style-name="P21" text:outline-level="3"><text:bookmark-start text:name="__RefHeading__26900_605602350"/>#Newsletters to List<text:bookmark-end text:name="__RefHeading__26900_605602350"/></text:h>
                </text:list-item>
              </text:list>
            </text:list-item>
          </text:list>
        </text:list-item>
      </text:list>
      <text:p text:style-name="P6">Here you set, how many newsletters are shown per page. Default value is 10.</text:p>
      <text:list xml:id="list1450066431" text:continue-numbering="true" text:style-name="Outline">
        <text:list-item>
          <text:list>
            <text:list-item>
              <text:h text:style-name="P18" text:outline-level="2"><text:bookmark-start text:name="__RefHeading__26902_605602350"/><text:soft-page-break/>Single View<text:bookmark-end text:name="__RefHeading__26902_605602350"/></text:h>
              <text:list>
                <text:list-item>
                  <text:h text:style-name="P21" text:outline-level="3"><text:bookmark-start text:name="__RefHeading__26904_605602350"/>Show Attachment<text:bookmark-end text:name="__RefHeading__26904_605602350"/></text:h>
                </text:list-item>
              </text:list>
            </text:list-item>
          </text:list>
        </text:list-item>
      </text:list>
      <text:p text:style-name="P6">This switch has the same meaning like at lists view, but obtains to the view of a single newsletter in front-end. The icon is shown as a button beside the sending date.</text:p>
      <text:list xml:id="list1943796347"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3">With this switch you determine, if the subject of the newsletter is used as page title. Concurrently the subject serves as b</text:span>rowser page title<text:span text:style-name="T3">. This setting may be overwritten at menu entry at Page Display.</text:span></text:p>
      <text:list xml:id="list623382251" text:continue-numbering="true" text:style-name="Outline">
        <text:list-item>
          <text:list>
            <text:list-item>
              <text:h text:style-name="P18" text:outline-level="2"><text:bookmark-start text:name="__RefHeading__4800_1847411346"/>Permissions<text:bookmark-end text:name="__RefHeading__4800_1847411346"/></text:h>
            </text:list-item>
          </text:list>
        </text:list-item>
      </text:list>
      <text:p text:style-name="P6">In permissions you set, who may do what in back-end of BwPostman. </text:p>
      <text:p text:style-name="Text_20_body"><text:span text:style-name="T3">The rights </text:span><text:span text:style-name="Emphasis"><text:span text:style-name="T3">Configure</text:span></text:span><text:span text:style-name="T3">, </text:span><text:span text:style-name="Emphasis"><text:span text:style-name="T3">Administration access</text:span></text:span><text:span text:style-name="T3">, </text:span><text:span text:style-name="Emphasis"><text:span text:style-name="T3">Create</text:span></text:span><text:span text:style-name="T3">, </text:span><text:span text:style-name="Emphasis"><text:span text:style-name="T3">Edit</text:span></text:span><text:span text:style-name="T3">, </text:span><text:span text:style-name="Emphasis"><text:span text:style-name="T3">Modify state</text:span></text:span><text:span text:style-name="T3">, </text:span><text:span text:style-name="Emphasis"><text:span text:style-name="T3">Edit self-created contents</text:span></text:span><text:span text:style-name="T3"> and </text:span><text:span text:style-name="Emphasis"><text:span text:style-name="T3">Delete</text:span></text:span><text:span text:style-name="T3"> correlate to them you know from Joomla!</text:span><text:span text:style-name="T5">®</text:span><text:span text:style-name="T3">.</text:span></text:p>
      <text:p text:style-name="Text_20_body"><text:span text:style-name="T3">BwPostman adds additional rights for </text:span><text:span text:style-name="Emphasis"><text:span text:style-name="T3">Archive,</text:span></text:span><text:span text:style-name="T3"> </text:span><text:span text:style-name="Emphasis"><text:span text:style-name="T3">Restore, Delete, Send newsletter, View Newsletter, View Subscribers, View Campaigns, View Mailinglists, View Templates, View Settings </text:span></text:span><text:span text:style-name="T3">and</text:span><text:span text:style-name="Emphasis"><text:span text:style-name="T3"> View Maintenance</text:span></text:span><text:span text:style-name="T3">. The denotations of this rights are self-explaining, nevertheless following:</text:span></text:p>
      <text:p text:style-name="Text_20_body_20_indent"><text:span text:style-name="Emphasis"><text:span text:style-name="T3">Important:</text:span></text:span></text:p>
      <text:p text:style-name="Text_20_body_20_indent"><text:span text:style-name="T3">It is not enough to set the access rights for the actions <text:s/></text:span><text:span text:style-name="Emphasis"><text:span text:style-name="T3">Create</text:span></text:span><text:span text:style-name="T3">, </text:span><text:span text:style-name="Emphasis"><text:span text:style-name="T3">Edit</text:span></text:span><text:span text:style-name="T3">, </text:span><text:span text:style-name="Emphasis"><text:span text:style-name="T3">Modify state</text:span></text:span><text:span text:style-name="T3">, </text:span><text:span text:style-name="Emphasis"><text:span text:style-name="T3">Edit self-created contents</text:span></text:span><text:span text:style-name="T3"> or </text:span><text:span text:style-name="Emphasis"><text:span text:style-name="T3">Delete</text:span></text:span><text:span text:style-name="T3">, it also always needs the right for the view!</text:span></text:p>
      <text:p text:style-name="P14">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Text_20_body"><text:span text:style-name="T3">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span></text:p>
      <text:p text:style-name="Text_20_body"><text:span text:style-name="T3">To be able to edit these permissions as administrator of a section (mailing lists, newsletters, subscribers, campai</text:span><text:span text:style-name="T3">gns, templates) there are the new permissions </text:span><text:span text:style-name="Emphasis"><text:span text:style-name="T3">Manage Newsletters, Manage Mailinglists, Manage Subscribers</text:span></text:span><text:span text:style-name="Emphasis"><text:span text:style-name="T3">, Manage Campaigns, Manag</text:span></text:span><text:span text:style-name="Emphasis"><text:span text:style-name="T3">e Templates</text:span></text:span><text:span text:style-name="T3">.</text:span></text:p>
      <text:p text:style-name="Text_20_body"><text:soft-page-break/><text:span text:style-name="T3">Checking the permissions BwPostman works a bit different than Joomla!</text:span><text:span text:style-name="T5">®</text:span><text:span text:style-name="T3">. BwPostman checks bottom up: If a permission is explicit</text:span><text:span text:style-name="T3">ly set at a data set (allowed of forbidden), this permission is valid. If there is nothing set (inherited)</text:span><text:span text:style-name="T3">, the permission of the </text:span><text:span text:style-name="T3">section will be checked. If the permission here is set explicitly, this permission is </text:span><text:span text:style-name="T3">used. If not, the permissions of the component is used.</text:span><text:span text:style-name="T3"> At least now is clear, if a user is allowed to this action or not. The strategy Joomla!</text:span><text:span text:style-name="T5">®</text:span><text:span text:style-name="T3"> uses</text:span><text:span text:style-name="T3">, namely to check the permissions top down excludes to allow something on a lower level</text:span><text:span text:style-name="T3"> if it is forbidden at a higher level.</text:span></text:p>
      <text:p text:style-name="Text_20_body"><text:span text:style-name="T3">With this it is possible to allow for a user to edit a single mailing list while the others </text:span><text:span text:style-name="T3">are tabu.</text:span></text:p>
      <text:p text:style-name="Text_20_body_20_indent"><text:span text:style-name="Emphasis"><text:span text:style-name="T3">Important:</text:span></text:span></text:p>
      <text:p text:style-name="Text_20_body_20_indent"><text:span text:style-name="T3">BwPostman works for the permissions like Joomla!</text:span><text:span text:style-name="T5">®</text:span><text:span text:style-name="T3"> with </text:span><text:span text:style-name="Strong_20_Emphasis"><text:span text:style-name="T3">user groups</text:span></text:span><text:span text:style-name="T3">, not single users!</text:span></text:p>
      <text:p text:style-name="Text_20_body_20_indent"><text:span text:style-name="T3">If You want to grant permissions for a user group from different sections, then You have to derive Your user gro</text:span><text:span text:style-name="T3">up from a general user group. <text:s/>General user groups are <text:s/>Administrator, Publisher, Editor, Author, ManagerBwPostmanAdmin, BwPostmanManager, BwPostmanPublisher and BwPostmanEditor. If You derive from a section group of BwPostman, You will n</text:span><text:span text:style-name="T3">ot get, what You want.</text:span></text:p>
      <text:list xml:id="list316003549"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480921580"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Emphasis">Mailing lists</text:span><text:span text:style-name="Strong_20_Emphasis"> </text:span>you get an overview about already created mailing lists.</text:p>
      <text:p text:style-name="Text_20_body">A new mailing list will be created either at the dashboard of BwPostman with the button <text:span text:style-name="Emphasis">Add mailing list</text:span> or in the overview of the mailing lists with the button <text:span text:style-name="Emphasis">New</text:span> in the toolbar. The view <text:span text:style-name="Emphasis">Mailinglist details</text:span> apears and one is at the tab <text:span text:style-name="Emphasis">New mailinglist</text:span>.</text:p>
      <text:p text:style-name="Text_20_body">Each mailing list needs a title/name and a description. Both can be displayed in the front-end.</text:p>
      <text:p text:style-name="Text_20_body">In the select list <text:span text:style-name="Emphasis">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Emphasis">must</text:span> be published. This can be done in the details (mode <text:span text:style-name="Emphasis">Edit</text:span>) of the mailing list. But a click to the symbol in the column <text:span text:style-name="Emphasis">Published</text:span> in the overview of the mailing lists switches the state, too.</text:p>
      <text:p text:style-name="Text_20_body">At the tab <text:span text:style-name="Emphasis">Mailinglists permissions</text:span> the permissions or exactly this mailing list may be edited.</text:p>
      <text:p text:style-name="Text_20_body">A mailing list can be edited by clicking at the title in the overview of the mailing lists or while checking the check box in front of the title and clicking at the button <text:span text:style-name="Emphasis">Edit</text:span> in the toolbar. <text:s/>The view <text:span text:style-name="Emphasis">Mailinglist details</text:span> apears and one is at the tab <text:span text:style-name="Emphasis">edit mailinglist [ID = nn]</text:span>.</text:p>
      <text:p text:style-name="Text_20_body_20_indent"><text:span text:style-name="Emphasis"><text:span text:style-name="T16">Hint: </text:span></text:span><text:line-break/>A user can't select unpublished mailing lists in the front-end, but in the back-end an ad<text:soft-page-break/>ministrator or a person with appropriate rights can allocate each user to this mailing lists. In this way you can enable access to this mailing lists to “hand selected” users.</text:p>
      <text:p text:style-name="Text_20_body">Archived mailing lists will <text:span text:style-name="Emphasis">not</text:span> be displayed in this overview! They also are not available for a subscription.</text:p>
      <text:list xml:id="list1850222098"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Emphasis">Add subscriber</text:span> or in the overview of the subscribers with the button <text:span text:style-name="Emphasis">New </text:span>at the tabs <text:span text:style-name="Emphasis">Confirmed subscribers</text:span><text:span text:style-name="Strong_20_Emphasis"> </text:span>and <text:span text:style-name="Emphasis">Unconfirmed subscribers</text:span>. The view <text:span text:style-name="Emphasis">Subscriber details</text:span> apears an one is at the tab <text:span text:style-name="Emphasis">New subscriber details</text:span>.</text:p>
      <text:p text:style-name="Text_20_body">Test recipients will be created at the dashboard of BwPostman with the button <text:span text:style-name="Emphasis">Add Test-Recipient</text:span> or in the overview of the subscribers in the tab <text:span text:style-name="Emphasis">Test-Recipients</text:span> with the button <text:span text:style-name="Emphasis">New</text:span>. The view <text:span text:style-name="Emphasis">Test-Recipient details</text:span> apears an one is at the tab <text:span text:style-name="Emphasis">New subscriber details</text:span>.</text:p>
      <text:p text:style-name="Text_20_body"><text:span text:style-name="Emphasis">Last name</text:span> and <text:span text:style-name="Emphasis">first name</text:span> must be entered, when it is set to obligatory in the options of BwPostman. There also is no exception in the back-end!</text:p>
      <text:p text:style-name="Text_20_body">It must be entered at least a <text:span text:style-name="Emphasis">mail address</text:span> for the subscriber. Indeed, BwPostman has to know where to send the newsletter.</text:p>
      <text:p text:style-name="Text_20_body">The mail format can be selected at <text:span text:style-name="Emphasis">Format</text:span> and is predefined with the value from the options of BwPostman.</text:p>
      <text:p text:style-name="Text_20_body">The field <text:span text:style-name="Emphasis">Confirm</text:span> only appears when you create a new subscriber. At test recipients and editing a subscriber it is not displayed.</text:p>
      <text:p text:style-name="Text_20_body_20_indent"><text:span text:style-name="T11">To </text:span><text:span text:style-name="T21">Confirm</text:span><text:span text:style-name="T11"> regard the following:</text:span><text:line-break/>The subscriber gets an automatic mail, that contains a link, with that the subscriber has to confirm his subscription (Double-Opt-In), when the field <text:span text:style-name="Emphasis">Confirm</text:span> is set to <text:span text:style-name="Emphasis">unconfirmed</text:span>. If you want to avoid legal difficulties (sure for Germany), then you shouldn't select confirmed by yourself but you should let confirm the subscription by subscriber!</text:p>
      <text:p text:style-name="Text_20_body">The available mailing lists will be shown below. On the left you find the mailing lists, that ever can be selected in the front-end in general. The state of this mailing lists is <text:span text:style-name="Emphasis">Public</text:span> and they are published. </text:p>
      <text:p text:style-name="Text_20_body"><text:soft-page-break/>In the middle there are mailing lists, that only specific user groups may subscribe to in the front-end. These mailing lists are published basically and can be subscribed at front-end, but not for everyone.</text:p>
      <text:p text:style-name="Text_20_body">At the right there are mailing lists, that only can be assigned in the back-end.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At the tab <text:span text:style-name="Emphasis">Subscriber permissions</text:span> the permissions or exactly this subscriber may be edited.</text:p>
      <text:p text:style-name="Text_20_body">While the subscriber has not confirmed his subscription, he will be displayed in the overview at the tab <text:span text:style-name="Emphasis">Unconfirmed subscribers</text:span>. When the subscription is confirmed, the entry moves to the list <text:span text:style-name="Emphasis">Confirmed subscribers</text:span>.</text:p>
      <text:p text:style-name="Text_20_body_20_indent"><text:span text:style-name="T11">Now something about the rights of the subscribers to select mailing lists:</text:span><text:line-break/>Guests, that means user, that have no user account in Joomla!<text:span text:style-name="T4">®</text:span>, only are able to register to public mailing lists (access level public). When an user has an account 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Emphasis">not</text:span> be displayed in this overview!</text:p>
      <text:p text:style-name="Text_20_body_20_indent"><text:span text:style-name="T11">At the end of this chapter some helpful hints:</text:span><text:line-break/>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Text_20_body_20_indent">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1325398352" text:continue-numbering="true" text:style-name="Outline">
        <text:list-item>
          <text:list>
            <text:list-item>
              <text:h text:style-name="Heading_20_2" text:outline-level="2"><text:bookmark-start text:name="__RefHeading__47553_794096596"/><text:soft-page-break/>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Emphasis">Add newsletter</text:span> directly in the main menu or from the overview of the newsletters (button <text:span text:style-name="Emphasis">Newsletters</text:span>) in the tab <text:span text:style-name="Emphasis">Unsent newsletters</text:span> with the button <text:span text:style-name="Emphasis">New</text:span> at top. The view <text:span text:style-name="Emphasis">Newsletter details</text:span> apears an one is at the tab <text:span text:style-name="Emphasis">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Emphasis">Copy</text:span> in the toolbar. The copy appears in the tab <text:span text:style-name="Emphasis">Unsent newsletters</text:span> in the overview, even if you copied a sent newsletter. </text:p>
      <text:p text:style-name="Text_20_body">A click at the subject of the newsletter or select the checkbox in front of the row and a click to <text:span text:style-name="Emphasis">Edit</text:span> on top on opens the newsletter.</text:p>
      <text:p text:style-name="Text_20_body">Creating newsletters will be processed in five steps. This will be symbolized with five tabs. Creating a new newsletter or modifying an existing newsletter always begins at tab <text:span text:style-name="Emphasis">General information</text:span>. </text:p>
      <text:list xml:id="list1056446228"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Emphasis">Sender's name</text:span>, <text:span text:style-name="Emphasis">Sender's email</text:span> and <text:span text:style-name="Emphasis">Reply to email</text:span> were taken automatically from option entries of BwPostman, but they may be overwritten, too. Then you enter the <text:span text:style-name="Emphasis">subject</text:span> for the newsletter. There is nothing without subject. Since version 1.0.8 the subject needs not to be unique. You may use one subject several times. But to keep newsletters apart there is a new field <text:span text:style-name="Emphasis">description</text:span>, that you find right-hand.</text:p>
      <text:p text:style-name="Text_20_body">Next you may select an <text:span text:style-name="Emphasis">attachment</text:span> to send with the newsletter. The dialogue to select the attachment is the same one Joomla!<text:span text:style-name="T4">®</text:span> uses. This means, that you may upload the desired attachment to the server if it is not there.</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Strong_20_Emphasis">not</text:span> set, when the newsletter will be sent!</text:p>
      <text:p text:style-name="Text_20_body"><text:soft-page-break/>Right-hand you find further informations to the newsletter. Here you may enter a description for the newsletter. This is very helpful to keep newsletters apart, that use the same subject. The description is only for internal use. A subscriber does not see this description.</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Emphasis">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Emphasis">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Text_20_body_20_indent"><text:span text:style-name="T10">Hint</text:span>:<text:line-break/>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Emphasis">Available website contents</text:span> at right or mark the desired article in the select list and click the button with the left arrow between the two select lists. The selected article moves from the right to the left select list <text:span text:style-name="Emphasis">Selected website contents</text:span> and disappears in the right list, so you can't select him twice accidentally. Double content isn't very pretty.</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Text_20_body_20_indent"><text:span text:style-name="T11">Hint:</text:span><text:line-break/>You can crate a newsletter only based on articles from Joomla!<text:span text:style-name="T4">®</text:span>, you can enter a free text or mix both.</text:p>
      <text:p text:style-name="Text_20_body">The current working state always can be saved by clicking the button <text:span text:style-name="Emphasis">Save</text:span>, if the mandatory fields are filled.</text:p>
      <text:p text:style-name="Text_20_body_20_indent"><text:soft-page-break/><text:span text:style-name="T11">Hint:</text:span><text:line-break/>If content exists in one of the tabs <text:span text:style-name="Emphasis">HTML Newsletter</text:span> or <text:span text:style-name="Emphasis">Text Newsletter</text:span> and then there were made changes to <text:span text:style-name="Emphasis">Selected website contents</text:span> in the tab <text:span text:style-name="Betont_20_H3">General Information</text:span>, then a confirmation question occurs while clicking on another tab to check if the already selected contents in the HTML and Text version shall be overwritten. <text:span text:style-name="Emphasis">OK</text:span> takes the changes, <text:span text:style-name="Emphasis">Cancel</text:span> discards them. These changes only are saved finally, if the newsletter is stored by clicking to <text:span text:style-name="Emphasis">Save</text:span> or <text:span text:style-name="Emphasis">Save &amp; Close</text:span>. <text:span text:style-name="Emphasis">Close</text:span> or <text:span text:style-name="Emphasis">Cancel</text:span> discards the changes.</text:p>
      <text:p text:style-name="Text_20_body_20_indent">The same confirmation question appears, if you select another template and the behaviour is just the same.</text:p>
      <text:p text:style-name="Text_20_body_20_indent">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t the section <text:span text:style-name="Emphasis">Newsletter permissions</text:span>. Here the permissions or exactly this newsletter may be edited.</text:p>
      <text:list xml:id="list75542624"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Text_20_body_20_indent"><text:span text:style-name="T11">Only one:<text:line-break/></text:span>The personalisation will be integrated at this step. If you want to address your reader personally, then this will be made at this tab. To do so we asked for last name and/or first name at registration, didn't we? </text:p>
      <text:list xml:id="list2027779609"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Emphasis">and</text:span> square brackets belongs to the code!</text:p>
      <text:list xml:id="list1377041055" text:continue-numbering="true" text:style-name="Outline">
        <text:list-item>
          <text:list>
            <text:list-item>
              <text:list>
                <text:list-item>
                  <text:h text:style-name="Heading_20_3" text:outline-level="3"><text:bookmark-start text:name="__RefHeading__47563_794096596"/><text:soft-page-break/>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1717491804"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577853182"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Emphasis">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Text_20_body_20_indent"><text:span text:style-name="T11">Hint:</text:span><text:span text:style-name="T15"><text:line-break/></text:span>At test sending the l<text:span text:style-name="T23">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Emphasis">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text:soft-page-break/>You also may set, if the sending of the newsletter shall take place to unconfirmed subscribers, too.</text:p>
      <text:p text:style-name="Text_20_body">With a click to one of the buttons <text:span text:style-name="Emphasis">Send newsletter, Send newsletter and publish </text:span>or <text:span text:style-name="Emphasis">Send test newsletter</text:span> (or also to <text:span text:style-name="Emphasis">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text:p>
      <text:p text:style-name="Text_20_body">Newsletters are not published automatically, if they are sent by the button <text:span text:style-name="Emphasis">Send newsletter</text:span>. Published means that they may occur in the front-end. But there may be the desire to publish newsletters for front-end by sending the newsletter, therefore there is the button <text:span text:style-name="Emphasis">Send newsletter and publish. </text:span>If you select a start date for publishing at first <text:span text:style-name="Emphasis">tab General Information</text:span>, then you should use the button <text:span text:style-name="Emphasis">Send newsletter and publish</text:span>, because only published newsletters will be shown in front-end.</text:p>
      <text:list xml:id="list839087313"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Emphasis">Queue</text:span> beside the tabs <text:span text:style-name="Emphasis">Unsent newsletters</text:span> and <text:span text:style-name="Emphasis">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Emphasis">Queue</text:span> only occurs permanently, if the newsletter can't be sent because of technical reasons. May be, the configuration for mailing in Joomla!<text:span text:style-name="T4">®</text:span> is improper (<text:span text:style-name="Emphasis">System</text:span> <text:span text:style-name="T9"></text:span> <text:span text:style-name="Emphasis">Configuration</text:span> <text:span text:style-name="T9"></text:span> <text:span text:style-name="Emphasis">Server</text:span>, section <text:span text:style-name="Emphasis">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text:soft-page-break/>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Emphasis">Continue sending</text:span>. Before doing so, you have to reset sending attempts with the button <text:span text:style-name="Emphasis">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Emphasis">Clear queue</text:span>.</text:p>
      <text:p text:style-name="Text_20_body_20_indent"><text:span text:style-name="Emphasis"><text:span text:style-name="T16">Caution: </text:span></text:span><text:span text:style-name="Strong_20_Emphasis"><text:line-break/></text:span>A newsletter, that once reached the queue, considers as sent for BwPostman, even delivering war not possible due to technical reasons! </text:p>
      <text:list xml:id="list1924602694"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Emphasis">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Emphasis">Send</text:span> the newsletter will be opened to edit and BwPostman immediately shows the tab <text:span text:style-name="Betont_20_H3">Send newsletter</text:span>. Further procedure is like described in previous chapter <text:span text:style-name="Emphasis">Tab </text:span><text:span text:style-name="Betont_20_H3">Send newsletter</text:span>.</text:p>
      <text:list xml:id="list1985572185"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Emphasis">HTML Newsletter</text:span> opens the HTML version in a window, a click to <text:span text:style-name="Emphasis">Text Newsletter</text:span>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Emphasis">Send newsletter and publish</text:span>.</text:p>
      <text:p text:style-name="Text_20_body"><text:soft-page-break/></text:p>
      <text:list xml:id="list1142138088" text:continue-numbering="true" text:style-name="Outline">
        <text:list-item>
          <text:list>
            <text:list-item>
              <text:h text:style-name="P19"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8811974788158446029" text:style-name="L5">
        <text:list-item>
          <text:p text:style-name="P35">Newsletter registration</text:p>
        </text:list-item>
        <text:list-item>
          <text:p text:style-name="P35">Edit newsletter subscription</text:p>
        </text:list-item>
        <text:list-item>
          <text:p text:style-name="P35">Published newsletters (overview)</text:p>
        </text:list-item>
        <text:list-item>
          <text:p text:style-name="P35">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686809982" text:continue-list="list1142138088" text:style-name="Outline">
        <text:list-item>
          <text:list>
            <text:list-item>
              <text:list>
                <text:list-item>
                  <text:h text:style-name="P25"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Emphasis">Configuration</text:span> and there at <text:span text:style-name="Emphasis">Registration</text:span>.</text:p>
      <text:list xml:id="list236797597"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1590068926464453452" text:style-name="L6">
        <text:list-item>
          <text:p text:style-name="P36"><text:span text:style-name="Strong_20_Emphasis">Use Globals</text:span></text:p>
          <text:p text:style-name="P36">The value set in the options of the component is used.</text:p>
        </text:list-item>
        <text:list-item>
          <text:p text:style-name="P36"><text:span text:style-name="Strong_20_Emphasis">Show</text:span></text:p>
          <text:p text:style-name="P36">The link to the attachment is shown, even if the options of the component says something else.</text:p>
        </text:list-item>
        <text:list-item>
          <text:p text:style-name="P36"><text:span text:style-name="Strong_20_Emphasis">Hide</text:span></text:p>
          <text:p text:style-name="P36">The link to the attachment is not shown, even if the options of the component says something else.</text:p>
        </text:list-item>
      </text:list>
      <text:list xml:id="list1418435174" text:continue-list="list236797597"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2527089133550108668" text:style-name="L7">
        <text:list-item>
          <text:p text:style-name="P37"><text:span text:style-name="Strong_20_Emphasis">All</text:span></text:p>
          <text:p text:style-name="P37">All published newsletters are displayed, archived, too.</text:p>
        </text:list-item>
        <text:list-item>
          <text:p text:style-name="P37"><text:span text:style-name="Strong_20_Emphasis">All but not archived</text:span></text:p>
          <text:p text:style-name="P37">All published newsletters except archived are displayed.</text:p>
        </text:list-item>
        <text:list-item>
          <text:p text:style-name="P37"><text:span text:style-name="Strong_20_Emphasis">neither archived nor expired</text:span></text:p>
          <text:p text:style-name="P37"><text:soft-page-break/>Shows all newsletters, which are not archived and not expired. Expired means, that publish-down date is not overridden.</text:p>
        </text:list-item>
        <text:list-item>
          <text:p text:style-name="P37"><text:span text:style-name="Strong_20_Emphasis">not archived but expired</text:span></text:p>
          <text:p text:style-name="P37">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37"><text:span text:style-name="Strong_20_Emphasis">only archived</text:span></text:p>
          <text:p text:style-name="P37">This setting shows all archived newsletters, no matter whether expired or not.</text:p>
        </text:list-item>
        <text:list-item>
          <text:p text:style-name="P37"><text:span text:style-name="Strong_20_Emphasis">only expired</text:span></text:p>
          <text:p text:style-name="P37">With this option all expired newsletters will be displayed.</text:p>
        </text:list-item>
        <text:list-item>
          <text:p text:style-name="P37"><text:span text:style-name="Strong_20_Emphasis">archived and expired</text:span></text:p>
          <text:p text:style-name="P37">With this option all expired newsletters are shown.</text:p>
        </text:list-item>
        <text:list-item>
          <text:p text:style-name="P37"><text:span text:style-name="Strong_20_Emphasis">archived or expired</text:span></text:p>
          <text:p text:style-name="P37">Last but not least there is a possibility to show all newsletters, which are either archived or expired.</text:p>
        </text:list-item>
      </text:list>
      <text:list xml:id="list1317899312" text:continue-list="list1418435174"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7423901840634728742" text:style-name="L8">
        <text:list-item>
          <text:p text:style-name="P38">In front-end only published newsletters are displayed.</text:p>
        </text:list-item>
        <text:list-item>
          <text:p text:style-name="P38">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307907472" text:continue-list="list1317899312"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1429861400"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566568819"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388876691"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Text_20_body_20_indent"><text:span text:style-name="T11">Hint:<text:line-break/></text:span>At the end of each newsletter there are links to unsubscribe and edit the subscription. For Germany this is mandatory! A click to the link <text:span text:style-name="Emphasis">unsubscribe</text:span> will not be processed immediately since version 1.2.0. This lead to remove the complete subscription, even if only this specific mailing list should be unsubscribed.</text:p>
      <text:p text:style-name="Text_20_body_20_indent"><text:soft-page-break/>This behaviour also is mentioned as a problem, if a newsletter was forwarded. If the recipient of the forwarded newsletter clicked to unsubscribe, the origin subscriber was unsubscribed!</text:p>
      <text:p text:style-name="Text_20_body_20_indent">Because of that this link also leads to the page to edit subscription. Beneath the selectable mailing lists there is a checkbox to unsubscribe the whole subscription at once. The expense for the subscriber isn't grown essentially.</text:p>
      <text:list xml:id="list1763095397"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Emphasis">Campaign details</text:span> owns a title, which is mandatory, and a description, which is useful for orientation. A subscriber does not see this description.</text:p>
      <text:p text:style-name="Text_20_body">Since version 1.2.0 the recipients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Emphasis">Unsent newsletters</text:span> and <text:span text:style-name="Emphasis">Sent newsletters</text:span>.</text:p>
      <text:p text:style-name="Text_20_body">At the tab <text:span text:style-name="Strong_20_Emphasis"><text:span text:style-name="Emphasis">Campaign permissions</text:span></text:span> the permissions or exactly this campaign may be edited.</text:p>
      <text:list xml:id="list1532559778"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lt;p<text:span text:style-name="T17">ath-to-your-Joomla-installation</text:span>&gt;/<text:span text:style-name="T17">administrator</text:span>/<text:span text:style-name="T17">components</text:span>/<text:span text:style-name="T17">com</text:span>_<text:span text:style-name="T17">bwpostman</text:span>). They are named <text:span text:style-name="T17">import</text:span>_<text:span text:style-name="T17">demo.csv</text:span> and <text:span text:style-name="T17">import</text:span>_<text:span text:style-name="T17">demo.xml.</text:span><text:bookmark-end text:name="__RefHeading__47699_794096596"/></text:p>
      <text:list xml:id="list589817583"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Emphasis">Import</text:span> at the toolbar in the sub-menu <text:span text:style-name="Emphasis">Subscribers</text:span> of BwPostman. The button is not visible at test recipients.</text:p>
      <text:p text:style-name="Text_20_body"><text:soft-page-break/>First you have to select the format, XML or CSV. Only then the button <text:span text:style-name="Emphasis">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T14">comma</text:span>, <text:span text:style-name="T14">semicolon</text:span>, <text:span text:style-name="T14">tabulator</text:span> and <text:span text:style-name="T14">space</text:span>. For text separation you can select <text:span text:style-name="T14">no separation</text:span>, <text:span text:style-name="T14">apostrophe</text:span> and <text:span text:style-name="T14">double quote</text:span>. For best practise at CSV files you will find a detailed guidance below.</text:p>
      <text:p text:style-name="Text_20_body">XML files don't need this informations naturally.</text:p>
      <text:p text:style-name="Text_20_body">With the button <text:span text:style-name="Emphasis">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Emphasis">up</text:span> or <text:span text:style-name="Emphasis">down</text:span> under the select list.</text:p>
      <text:p text:style-name="Text_20_body">Also fields, that only exists in one of the select lists, have to be removed. This will be done with the button <text:span text:style-name="Emphasis">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Emphasis">Import data</text:span><text:span text:style-name="Strong_20_Emphasis">.</text:span></text:p>
      <text:p text:style-name="Text_20_body_20_indent"><text:span text:style-name="T11">Hint:<text:line-break/></text:span>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Text_20_body_20_indent"><text:soft-page-break/>If the data to import contains one email address multiple times with the same settings (regular subscription, test recipient HTML, test recipient text), then it will be imported only the first set of data of this email address. </text:p>
      <text:p text:style-name="Text_20_body_20_indent">If an email address already exists in BwPostman, then all sets of data with this email address will be skipped while importing. In each case of skipping you get a message at end of importing.</text:p>
      <text:p text:style-name="Text_20_body_20_indent"><text:span text:style-name="Emphasis"><text:span text:style-name="T16">Caution:<text:line-break/></text:span></text:span>In countries with mandatory double-opt-in-procedure the handling with automatic confirmation while import possibly is improper! A proper usage may be the import of subscribers from another newsletter system.</text:p>
      <text:p text:style-name="Text_20_body_20_indent"><text:span text:style-name="T11">Hint:<text:line-break/></text:span>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Text_20_body_20_indent">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784663698"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OK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0 for text and 1 for HTML by <text:span text:style-name="Emphasis">Edit</text:span> <text:span text:style-name="T9"></text:span> <text:span text:style-name="T13">Find</text:span><text:span text:style-name="Emphasis"> &amp; Replace</text:span>.</text:p>
      <text:p text:style-name="Text_20_body"><text:soft-page-break/>Following save the file by <text:span text:style-name="Emphasis">Save As</text:span> as CSV file with UTF-8, field separator (best is semicolon) and text separator double quote. These settings you reach by checking <text:span text:style-name="Emphasis">Edit filter </text:span><text:span text:style-name="Emphasis">settings</text:span>. OpenOffice asks, whether you want to keep current format – that is CSV – or ODF format. It is imperative to click to <text:span text:style-name="Emphasis">Keep Current Format</text:span>.</text:p>
      <text:p text:style-name="Text_20_body">Next dialogue is preset with the selections while opening the file. But that settings not always are the best, take care. Ensure the checkbox <text:span text:style-name="Emphasis">Quote all text</text:span> cells is selected.</text:p>
      <text:p text:style-name="Text_20_body">Now the CSV data are treated in a manner, BwPostman may import.</text:p>
      <text:p text:style-name="Text_20_body">So far the settings <text:span text:style-name="Emphasis">UTF-8</text:span>, <text:span text:style-name="Emphasis">;</text:span> and <text:span text:style-name="Emphasis">“</text:span> did work properly, whilst the data <text:span text:style-name="Emphasis">did not come from Excel</text:span>, because Excel makes a BOM, absolutely unusual an hardly to exorcise.</text:p>
      <text:p text:style-name="Text_20_body">A text separator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567998807"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Emphasis">Export</text:span> in the sub-menu <text:span text:style-name="Emphasis">Subscribers</text:span> of BwPostman. First you select to export in XML or CSV format. While exporting to CSV you have to enter the delimiter, that separates the fields and which text separator shall be used.</text:p>
      <text:p text:style-name="Text_20_body">For field separator there are available <text:span text:style-name="T14">comma</text:span>, <text:span text:style-name="T14">semicolon</text:span>, <text:span text:style-name="T14">tabulator</text:span> and <text:span text:style-name="T14">space</text:span>. For text separation you can select <text:span text:style-name="T14">no separation</text:span>, <text:span text:style-name="T14">apostrophe</text:span> and <text:span text:style-name="T14">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Text_20_body_20_indent"><text:span text:style-name="Emphasis"><text:span text:style-name="T16">Caution: </text:span></text:span><text:span text:style-name="Strong_20_Emphasis"><text:line-break/></text:span>You have to remove the fields, that you don't want to export!</text:p>
      <text:p text:style-name="Text_20_body">With click to <text:span text:style-name="Emphasis">Export data</text:span> the export file will be created and saved locally.</text:p>
      <text:list xml:id="list389765336" text:continue-numbering="true" text:style-name="Outline">
        <text:list-item>
          <text:list>
            <text:list-item>
              <text:h text:style-name="P20" text:outline-level="2"><text:bookmark-start text:name="__RefHeading__30983_605602350"/><text:soft-page-break/>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Text_20_body">Batch processing is very simple: Tick the checkbox in front of the subscribers, you want to edit. Then click to the button <text:span text:style-name="Emphasis">Batch</text:span> at the toolbar. A popup appears, at which you select the desired mailing list and the action <text:span text:style-name="T14">Subscribe</text:span>, <text:span text:style-name="T14">Unsubscribe</text:span> or <text:span text:style-name="T14">Move</text:span>. A click to <text:span text:style-name="Emphasis">Process</text:span> processes the selected action.</text:p>
      <text:list xml:id="list44482354"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5">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Emphasis">Archive</text:span>. BwPostman shows a confirmation prompt to surely archive the selected newsletters, that you can answer with <text:span text:style-name="Emphasis">Ok</text:span> or <text:span text:style-name="Emphasis">Cancel</text:span>.</text:p>
      <text:p text:style-name="Text_20_body">For archiving the permission <text:span text:style-name="Emphasis">archive</text:span> is necessary.</text:p>
      <text:p text:style-name="Text_20_body">For restoring you select the appropriate tab in the archive, select the desired newsletter(s) to restore, and click at toolbar to <text:span text:style-name="Emphasis">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Emphasis">View archive</text:span> and <text:span text:style-name="Emphasis">Restore</text:span> are necessary.</text:p>
      <text:list xml:id="list321547379"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text:soft-page-break/>select box and click on <text:span text:style-name="Emphasis">Delete</text:span> at right top. Here also you have to answer a confirmation prompt. And also an additional question appears at campaigns to delete the assigned newsletters or not, too.</text:p>
      <text:p text:style-name="Text_20_body">For deletion the permissions <text:span text:style-name="Strong_20_Emphasis"><text:span text:style-name="Emphasis">View archive</text:span></text:span> and <text:span text:style-name="Strong_20_Emphasis"><text:span text:style-name="Emphasis">Delete</text:span></text:span> are necessary.</text:p>
      <text:list xml:id="list970383460"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Emphasis">Check-In</text:span> you find in each list view of BwPostman. With this button you may check-in entries that are orphaned. You recognise these entries at the lock symbol at the beginning of a row.</text:p>
      <text:p text:style-name="Text_20_body_20_indent"><text:span text:style-name="T12">Caution:</text:span><text:line-break/>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Emphasis">Check-In</text:span>. To check-in you need administration rights.</text:p>
      <text:list xml:id="list317721776"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Emphasis">basic knowledge of CSS and HTML is necessary</text:span>. And you should have installed an extension in your browser to inspect the currently displayed page. For Firefox, my preferred browser, there exists a great extension called <text:span text:style-name="Emphasis">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line-break/>&lt;Joomla-installation-directory&gt;/components/com_bwpostman/assets/css/bwpostman.css </text:p>
      <text:p text:style-name="Text_20_body">For the subscription module it is the file:<text:line-break/>&lt;Joomla-installation-directory&gt;/modules/mod_bwpostman/css/bwpostman.css </text:p>
      <text:p text:style-name="Text_20_body">For the overview module it is the file:<text:line-break/>&lt;Joomla-installation-directory&gt;/modules/mod_bwpostman_overview/css/bwpostman_overview.css </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com_bwpostman.css for the component, one file called mod_bwpostman.css for the subscription module and one file called mod_bwpostman_overview .css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Thus the path to these CSS files is:<text:line-break/>&lt;Joomla-installation-directory&gt;/templates/&lt;your template&gt;/css/</text:p>
      <text:list xml:id="list759704832"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Emphasis">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Emphasis">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Emphasis">Add HTML-Template</text:span> and <text:span text:style-name="Emphasis">Add Text-Template</text:span> you create a free HTML or text template. Templates also are reached by main menu of Joomla!<text:span text:style-name="T4">®</text:span> with <text:span text:style-name="Emphasis">Components </text:span><text:span text:style-name="Emphasis"><text:span text:style-name="T9"></text:span></text:span><text:span text:style-name="Emphasis"> BwPostman </text:span><text:span text:style-name="Emphasis"><text:span text:style-name="T9"></text:span></text:span><text:span text:style-name="Emphasis"> Templates.</text:span></text:p>
      <text:p text:style-name="Text_20_body_20_indent"><text:span text:style-name="Emphasis"><text:span text:style-name="T16">Caution:</text:span></text:span><text:span text:style-name="T16"> <text:line-break/></text:span>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630357783"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Emphasis">Install template </text:span>at the toolbar. A click to the button leads to a view, where you may select and install the template package. The packages is a ZIP archive – as usual at <text:span text:style-name="T25">Joomla!</text:span><text:span text:style-name="T7">®</text:span> – , that will be installed with a click to the button <text:span text:style-name="Emphasis">Start template installation</text:span>. Now a view appears, where you see the single steps of the <text:soft-page-break/>installation of the template. A click at the button <text:span text:style-name="Emphasis">back</text:span> leads you back to the list of templates. Afterwards the new template is available like all other templates for the use at a newsletter.</text:p>
      <text:p text:style-name="Text_20_body">New templates you may get at the <text:a xlink:type="simple" xlink:href="http://www.boldt-webservice.de/en/downloads/bwpostman/newsletter-templates-2.html" text:style-name="Internet_20_link" text:visited-style-name="Visited_20_Internet_20_Link">downloads for BwPostman</text:a> at Boldt Webservice.</text:p>
      <text:p text:style-name="Text_20_body_20_indent"><text:span text:style-name="Strong_20_Emphasis">Important:</text:span></text:p>
      <text:p text:style-name="Text_20_body_20_indent">Templates of BwPostman don't have to do something with templates of Joomla!<text:span text:style-name="T4">®</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hith each second mobile device.</text:p>
      <text:list xml:id="list1600356002"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Emphasis">Refresh preview</text:span>. A refresh also will be done, if the template will be saved.</text:p>
      <text:list xml:id="list1773386934" text:continue-numbering="true" text:style-name="Outline">
        <text:list-item>
          <text:list>
            <text:list-item>
              <text:list>
                <text:list-item>
                  <text:h text:style-name="Heading_20_3" text:outline-level="3"><text:bookmark-start text:name="__RefHeading__55858_1036753469"/>Tab <text:span text:style-name="Betont_20_H3"><text:span text:style-name="T24">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9">humbnail</text:span>. This image is shown in the list of the templates as preview and in the tooltip at the select list, if you create a newsletter. </text:p>
      <text:p text:style-name="Text_20_body_20_indent"><text:span text:style-name="Strong_20_Emphasis"><text:span text:style-name="T11">Caution:</text:span></text:span><text:line-break/>This preview image is not identically to the preview at editing a template! The preview while editing is dynamically and can be refreshed again and again, while the thumbnail is a static image, in example created with a screenshot.</text:p>
      <text:p text:style-name="Text_20_body_20_indent">This preview image is not created automatically by BwPostman! You can create such a preview image, if you take a screenshot of the newsletter. You quite may take the <text:soft-page-break/>screenshot from the preview while editing the template. BwPostman looks for preview images in the folder &lt;Joomla-installation-directory&gt;/images/bw_postman. Here you have to upload the saved image. Uploading you can do with Media Manager if Joomla!<text:span text:style-name="T4">®</text:span>, which you will find at <text:span text:style-name="Emphasis">Content </text:span><text:span text:style-name="Emphasis"><text:span text:style-name="T9"></text:span></text:span><text:span text:style-name="Emphasis"> Media Manager</text:span>.</text:p>
      <text:list xml:id="list663136280" text:continue-numbering="true" text:style-name="Outline">
        <text:list-item>
          <text:list>
            <text:list-item>
              <text:list>
                <text:list-item>
                  <text:h text:style-name="Heading_20_3" text:outline-level="3"><text:bookmark-start text:name="__RefHeading__55860_1036753469"/>Tab <text:span text:style-name="Betont_20_H3"><text:span text:style-name="T24">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Emphasis">Left</text:span> or <text:span text:style-name="Emphasis">Center</text:span> means, that the logo is shown at left and the text at right. <text:span text:style-name="Emphasis">Right</text:span> means, that the logo appears at right and the text at left.</text:p>
      <text:p text:style-name="Text_20_body">If you select <text:span text:style-name="Emphasis">only logo</text:span> or <text:span text:style-name="Emphasis">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437887836" text:continue-numbering="true" text:style-name="Outline">
        <text:list-item>
          <text:list>
            <text:list-item>
              <text:list>
                <text:list-item>
                  <text:h text:style-name="Heading_20_3" text:outline-level="3"><text:bookmark-start text:name="__RefHeading__55862_1036753469"/>Tab <text:span text:style-name="Betont_20_H3"><text:span text:style-name="T24">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Emphasis">[FIRSTNAME]</text:span>, <text:span text:style-name="Emphasis">[LASTNAME]</text:span> or <text:span text:style-name="Emphasis">[FULLNAME]</text:span>.</text:p>
      <text:p text:style-name="Text_20_body">You can select, if the intro will be used or not. Furthermore you can change the heading as well as the text in newsletter at the tabs <text:span text:style-name="Emphasis">HTML-Newsletter</text:span> and <text:span text:style-name="Emphasis">Text-Newsletter</text:span>.</text:p>
      <text:list xml:id="list960180214" text:continue-numbering="true" text:style-name="Outline">
        <text:list-item>
          <text:list>
            <text:list-item>
              <text:list>
                <text:list-item>
                  <text:h text:style-name="Heading_20_3" text:outline-level="3"><text:bookmark-start text:name="__RefHeading__55864_1036753469"/>Tab <text:span text:style-name="Betont_20_H3"><text:span text:style-name="T24">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Emphasis">Readon</text:span> for each article. This is useful, if you only want to show a teaser in Newsletter to read the full article at your website. For this button <text:span text:style-name="Emphasis">Readon</text:span> you can select colour of font, the button and the shadow.</text:p>
      <text:p text:style-name="Text_20_body_20_indent"><text:span text:style-name="Emphasis"><text:span text:style-name="T16">Caution:</text:span></text:span><text:span text:style-name="Betont_20_H3"><text:span text:style-name="T16"> <text:line-break/></text:span></text:span>If there are changes to a standard template afterwards, that impacts the article (in example width of newsletter, background colour of articles, font colour, show author and so on), at an existing newsletter you have to switch to another template and switch <text:soft-page-break/>back to this template or you have to change selected content, to adopt the changes. Unfortunately there is no other solution feasible for now.</text:p>
      <text:list xml:id="list190380309"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24">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825493244"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Emphasis">Refresh preview</text:span> or saving the template.</text:p>
      <text:list xml:id="list1756503400" text:continue-numbering="true" text:style-name="Outline">
        <text:list-item>
          <text:list>
            <text:list-item>
              <text:list>
                <text:list-item>
                  <text:h text:style-name="Heading_20_3" text:outline-level="3"><text:bookmark-start text:name="__RefHeading__55870_1036753469"/>Tab <text:span text:style-name="Betont_20_H3"><text:span text:style-name="T24">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9">humbnail</text:span>. This image will be shown in the list of the templates and in tooltip at the selection list while creating a newsletter.</text:p>
      <text:p text:style-name="Text_20_body_20_indent"><text:span text:style-name="Strong_20_Emphasis"><text:span text:style-name="T11">Caution:</text:span></text:span><text:line-break/>This preview image is not identically to the preview at editing a template! The preview while editing is dynamically and can be refreshed again and again, while the thumbnail is a static image, in example created with a screenshot.</text:p>
      <text:p text:style-name="Text_20_body"><text:soft-page-break/>Then you set, if the author and/or the creation date of the article shall be shown and if there shall be a button <text:span text:style-name="Emphasis">Readon</text:span>.</text:p>
      <text:list xml:id="list2072218876" text:continue-numbering="true" text:style-name="Outline">
        <text:list-item>
          <text:list>
            <text:list-item>
              <text:list>
                <text:list-item>
                  <text:h text:style-name="Heading_20_3" text:outline-level="3"><text:bookmark-start text:name="__RefHeading__55872_1036753469"/>Tab <text:span text:style-name="Betont_20_H3"><text:span text:style-name="T24">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620817654" text:continue-numbering="true" text:style-name="Outline">
        <text:list-item>
          <text:list>
            <text:list-item>
              <text:list>
                <text:list-item>
                  <text:h text:style-name="Heading_20_3" text:outline-level="3"><text:bookmark-start text:name="__RefHeading__55874_1036753469"/>Tab <text:span text:style-name="Betont_20_H3"><text:span text:style-name="T24">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708393713"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Text_20_body_20_indent"><text:span text:style-name="T11">Therefore this hint, too:</text:span><text:line-break/>Save your data! This can be done with save tables from BwPostman. The reflection: “<text:span text:style-name="T14">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Emphasis">Check and repair tables</text:span>, <text:span text:style-name="Emphasis">Save tables</text:span> and <text:span text:style-name="Emphasis">Restore tables</text:span>. </text:p>
      <text:list xml:id="list568781083"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Emphasis">With one click</text:span> to this button the tables were checked by reference to the SQL installation file of the installed version of BwPostman. The result of the check and the repair attempt is shown step by step in an overview. With the button <text:span text:style-name="Emphasis">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text:soft-page-break/>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814851124"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text:span text:style-name="Emphasis">With one click</text:span> at the button <text:span text:style-name="Emphasis">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list xml:id="list2084064761"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Emphasis">Restore tables</text:span> lends to the view, where you may select the backup file. The click at <text:span text:style-name="Emphasis">Start restore</text:span> starts restoring tables to the database.</text:p>
      <text:p text:style-name="Text_20_body_20_indent"><text:span text:style-name="Strong_20_Emphasis"><text:span text:style-name="T22">Caution:</text:span></text:span><text:span text:style-name="T22"> With this click all existing tables of BwPostman will be deleted from database and only the backup data are available afterwards!</text:span></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Emphasis">Back</text:span> you get back to maintenance.</text:p>
      <text:p text:style-name="Text_20_body_20_indent"><text:span text:style-name="Emphasis"/></text:p>
      <text:p text:style-name="P12"><text:span text:style-name="Emphasis">Also important to know:</text:span></text:p>
      <text:p text:style-name="Text_20_body_20_indent"><text:span text:style-name="Emphasis">Restoring of tables only works with backup files made by BwPostman!</text:sp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1843916268" text:continue-numbering="true" text:style-name="Outline">
        <text:list-item>
          <text:list>
            <text:list-item>
              <text:h text:style-name="Heading_20_2" text:outline-level="2"><text:bookmark-start text:name="__RefHeading__4812_1847411346"/>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Emphasis">Save tables</text:span> and <text:span text:style-name="Emphasis">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Text_20_body"><text:span text:style-name="Emphasis">Its the best to test such things with a Joomla!</text:span><text:span text:style-name="Emphasis"><text:span text:style-name="T4">®</text:span></text:span><text:span text:style-name="Emphasis"> installation that is designated to test, before you do it to a production environment.</text:span></text:p>
      <text:list xml:id="list1079994469" text:continue-numbering="true" text:style-name="Outline">
        <text:list-item>
          <text:h text:style-name="Heading_20_1" text:outline-level="1"><text:bookmark-start text:name="__RefHeading__4814_1847411346"/>Warning messages<text:bookmark-end text:name="__RefHeading__4814_184741134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7907241872584506001" text:style-name="L9">
        <text:list-item>
          <text:p text:style-name="P39">Joomla!<text:span text:style-name="T4">®</text:span> <text:span text:style-name="Emphasis">Error Reporting</text:span> is set to <text:span text:style-name="Emphasis">Maximum</text:span> or <text:span text:style-name="Emphasis">Development</text:span> at <text:span text:style-name="Emphasis">System</text:span> <text:span text:style-name="Emphasis"><text:span text:style-name="T9"></text:span></text:span><text:span text:style-name="Emphasis"> Global Configuration </text:span><text:span text:style-name="Emphasis"><text:span text:style-name="T9"></text:span></text:span><text:span text:style-name="Emphasis"> Server</text:span></text:p>
        </text:list-item>
        <text:list-item>
          <text:p text:style-name="P39">and/or <text:span text:style-name="Emphasis">display_errors</text:span> is set to <text:span text:style-name="Emphasis">ON</text:span> in <text:span text:style-name="Emphasis">php.ini</text:span> of the server</text:p>
        </text:list-item>
      </text:list>
      <text:list xml:id="list1323678386" text:continue-list="list1079994469"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11">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Strong_20_Emphasis">[bwpostman_personalize | "</text:span><text:span text:style-name="Emphasis">male text</text:span><text:span text:style-name="Strong_20_Emphasis">" | "</text:span><text:span text:style-name="Emphasis">female text</text:span><text:span text:style-name="Strong_20_Emphasis">" | "</text:span><text:span text:style-name="Emphasis">neutral text</text:span><text:span text:style-name="Strong_20_Emphasis">" ]</text:span></text:p>
      <text:p text:style-name="Text_20_body"><text:span text:style-name="Strong_20_Emphasis"/></text:p>
      <text:p text:style-name="Text_20_body"><text:span text:style-name="Strong_20_Emphasis">Example:</text:span></text:p>
      <text:p text:style-name="Text_20_body"><text:span text:style-name="Strong_20_Emphasis">[bwpostman_personalize | "Dear Mr" | "Dear Mrs" | "Hello" ] [LASTNAME]</text:span></text:p>
      <text:p text:style-name="Text_20_body"><text:span text:style-name="Strong_20_Emphasis"/></text:p>
      <text:p text:style-name="Text_20_body"><text:span text:style-name="Strong_20_Emphasis">Important:</text:span></text:p>
      <text:list xml:id="list838117193916794187" text:style-name="L10">
        <text:list-item>
          <text:p text:style-name="P47">Between the opening square bracket and the following <text:span text:style-name="Emphasis">bwpostman_personalize</text:span> there must not be any character, also no space!</text:p>
        </text:list-item>
        <text:list-item>
          <text:p text:style-name="P47">The double quote <text:span text:style-name="Strong_20_Emphasis">must</text:span> be entered. With this character the text to be inserted is determined. This allows to enter spaces before and after the text to insert. That implies further, that this character <text:span text:style-name="Strong_20_Emphasis">is not allowed</text:span> in the text to insert.</text:p>
        </text:list-item>
        <text:list-item>
          <text:p text:style-name="P40">Is no text entered, then there will not raise an error, but also nothing is inserted.</text:p>
        </text:list-item>
      </text:list>
      <text:list xml:id="list1220237312" text:continue-list="list1323678386" text:style-name="Outline">
        <text:list-item>
          <text:list>
            <text:list-item>
              <text:h text:style-name="Heading_20_2" text:outline-level="2"/>
            </text:list-item>
            <text:list-item>
              <text:h text:style-name="P19"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deactivated per default.</text:p>
      <text:list xml:id="list1426107033"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11">If the plugin is activated and a mailing list is selected, then a notice (see below) and a select box for the newsletter is displayed at the registering form of Joomla!<text:span text:style-name="T4">®</text:span>. The select box is set to <text:span text:style-name="Emphasis">no</text:span> by default to be in conformity with the law.</text:p>
      <text:p text:style-name="P11">If no mailing list is selected, the plugin also shows nothing.</text:p>
      <text:p text:style-name="P11">If the user klicks to <text:span text:style-name="Emphasis">yes</text:span>, there will be displayed more input fields potentially. This depends on the settings of the component. There could appear all input fields, that are selected at the settings on Bwpostman at registration. It will condern the fields for gender, first name, last name, additional field and mail format. Also the settings for obligation are taken from these settings.</text:p>
      <text:p text:style-name="P11">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896526008"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25">Joomla!</text:span><text:span text:style-name="T7">®</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Emphasis">Select Mailinglist</text:span>. At that time the user/subscriber has no possibility to change something at the selection. That can be done later if he has confirmed the account.</text:p>
      <text:list xml:id="list562549315" text:continue-numbering="true" text:style-name="Outline">
        <text:list-item>
          <text:h text:style-name="Heading_20_1" text:outline-level="1"><text:bookmark-start text:name="__RefHeading__46149_727788380"/>Appendix<text:bookmark-end text:name="__RefHeading__46149_727788380"/></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5">Version 1.3, 3 November 2008</text:p>
      <text:p text:style-name="P5">Copyright © 2000, 2001, 2002, 2007, 2008 Free Software Foundation, Inc. &lt;<text:span text:style-name="T28">https:</text:span><text:a xlink:type="simple" xlink:href="http://fsf.org/" office:target-frame-name="_blank" xlink:show="new" text:style-name="Internet_20_link" text:visited-style-name="Visited_20_Internet_20_Link">//fsf.org/</text:a>&gt; </text:p>
      <text:p text:style-name="P5">Everyone is permitted to copy and distribute verbatim copies of this license document, but changing it is not allowed.</text:p>
      <text:list xml:id="list1759042594960722064" text:style-name="Nummerierung_20_3_20_mit_20_Nummern">
        <text:list-item>
          <text:list>
            <text:list-item>
              <text:list>
                <text:list-item>
                  <text:h text:style-name="P24" text:outline-level="3"><text:bookmark-start text:name="__RefHeading__48437_366451164"/>PREAMBLE<text:bookmark-end text:name="__RefHeading__48437_366451164"/></text:h>
                </text:list-item>
              </text:list>
            </text:list-item>
          </text:list>
        </text:list-item>
      </text:list>
      <text:p text:style-name="P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5">This License is a kind of "copyleft", which means that derivative works of the document must themselves be free in the same sense. It complements the GNU General Public License, which is a copyleft license designed for free software.</text:p>
      <text:p text:style-name="P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973160489" text:continue-numbering="true" text:style-name="Nummerierung_20_3_20_mit_20_Nummern">
        <text:list-item>
          <text:list>
            <text:list-item>
              <text:list>
                <text:list-item>
                  <text:h text:style-name="P22" text:outline-level="3"><text:bookmark-start text:name="__RefHeading__48439_366451164"/>APPLICABILITY AND DEFINITIONS<text:bookmark-end text:name="__RefHeading__48439_366451164"/></text:h>
                </text:list-item>
              </text:list>
            </text:list-item>
          </text:list>
        </text:list-item>
      </text:list>
      <text:p text:style-name="P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5">A "Modified Version" of the Document means any work containing the Document or a portion of it, either copied verbatim, or with modifications and/or translated into another language.</text:p>
      <text:p text:style-name="P5"><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5">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5">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5">The "publisher" means any person or entity that distributes copies of the Document to the public.</text:p>
      <text:p text:style-name="P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638425580" text:continue-numbering="true" text:style-name="Nummerierung_20_3_20_mit_20_Nummern">
        <text:list-item>
          <text:list>
            <text:list-item>
              <text:list>
                <text:list-item>
                  <text:h text:style-name="P22" text:outline-level="3"><text:bookmark-start text:name="__RefHeading__48441_366451164"/>VERBATIM COPYING<text:bookmark-end text:name="__RefHeading__48441_366451164"/></text:h>
                </text:list-item>
              </text:list>
            </text:list-item>
          </text:list>
        </text:list-item>
      </text:list>
      <text:p text:style-name="P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5">You may also lend copies, under the same conditions stated above, and you may publicly display copies.</text:p>
      <text:list xml:id="list1087783996" text:continue-numbering="true" text:style-name="Nummerierung_20_3_20_mit_20_Nummern">
        <text:list-item>
          <text:list>
            <text:list-item>
              <text:list>
                <text:list-item>
                  <text:h text:style-name="P22" text:outline-level="3"><text:bookmark-start text:name="__RefHeading__48443_366451164"/>COPYING IN QUANTITY<text:bookmark-end text:name="__RefHeading__48443_366451164"/></text:h>
                </text:list-item>
              </text:list>
            </text:list-item>
          </text:list>
        </text:list-item>
      </text:list>
      <text:p text:style-name="P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5">If the required texts for either cover are too voluminous to fit legibly, you should put the first ones listed (as many as fit reasonably) on the actual cover, and continue the rest onto adjacent pages.</text:p>
      <text:p text:style-name="P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5">It is requested, but not required, that you contact the authors of the Document well before redistributing any large number of copies, to give them a chance to provide you with an updated version of the Document.</text:p>
      <text:list xml:id="list172678050" text:continue-numbering="true" text:style-name="Nummerierung_20_3_20_mit_20_Nummern">
        <text:list-item>
          <text:list>
            <text:list-item>
              <text:list>
                <text:list-item>
                  <text:h text:style-name="P22" text:outline-level="3"><text:bookmark-start text:name="__RefHeading__48445_366451164"/>MODIFICATIONS<text:bookmark-end text:name="__RefHeading__48445_366451164"/></text:h>
                </text:list-item>
              </text:list>
            </text:list-item>
          </text:list>
        </text:list-item>
      </text:list>
      <text:p text:style-name="P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445521098344870239" text:style-name="L11">
        <text:list-item>
          <text:p text:style-name="P5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1">C. State on the Title page the name of the publisher of the Modified Version, as the publisher. </text:p>
        </text:list-item>
        <text:list-item>
          <text:p text:style-name="P51">D. Preserve all the copyright notices of the Document. </text:p>
        </text:list-item>
        <text:list-item>
          <text:p text:style-name="P51">E. Add an appropriate copyright notice for your modifications adjacent to the other copyright notices. </text:p>
        </text:list-item>
        <text:list-item>
          <text:p text:style-name="P51"><text:soft-page-break/>F. Include, immediately after the copyright notices, a license notice giving the public permission to use the Modified Version under the terms of this License, in the form shown in the Addendum below. </text:p>
        </text:list-item>
        <text:list-item>
          <text:p text:style-name="P51">G. Preserve in that license notice the full lists of Invariant Sections and required Cover Texts given in the Document's license notice. </text:p>
        </text:list-item>
        <text:list-item>
          <text:p text:style-name="P51">H. Include an unaltered copy of this License. </text:p>
        </text:list-item>
        <text:list-item>
          <text:p text:style-name="P5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1">K. For any section Entitled "Acknowledgements" or "Dedications", Preserve the Title of the section, and preserve in the section all the substance and tone of each of the contributor acknowledgements and/or dedications given therein. </text:p>
        </text:list-item>
        <text:list-item>
          <text:p text:style-name="P51">L. Preserve all the Invariant Sections of the Document, unaltered in their text and in their titles. Section numbers or the equivalent are not considered part of the section titles. </text:p>
        </text:list-item>
        <text:list-item>
          <text:p text:style-name="P51">M. Delete any section Entitled "Endorsements". Such a section may not be included in the Modified Version. </text:p>
        </text:list-item>
        <text:list-item>
          <text:p text:style-name="P51">N. Do not retitle any existing section to be Entitled "Endorsements" or to conflict in title with any Invariant Section. </text:p>
        </text:list-item>
        <text:list-item>
          <text:p text:style-name="P51">O. Preserve any Warranty Disclaimers. </text:p>
        </text:list-item>
      </text:list>
      <text:p text:style-name="P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5">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5">The author(s) and publisher(s) of the Document do not by this License give permission to use their names for publicity for or to assert or imply endorsement of any Modified Version.</text:p>
      <text:list xml:id="list1640143807" text:continue-list="list172678050" text:style-name="Nummerierung_20_3_20_mit_20_Nummern">
        <text:list-item>
          <text:list>
            <text:list-item>
              <text:list>
                <text:list-item>
                  <text:h text:style-name="P22" text:outline-level="3"><text:bookmark-start text:name="__RefHeading__48447_366451164"/>COMBINING DOCUMENTS<text:bookmark-end text:name="__RefHeading__48447_366451164"/></text:h>
                </text:list-item>
              </text:list>
            </text:list-item>
          </text:list>
        </text:list-item>
      </text:list>
      <text:p text:style-name="P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366567248" text:continue-numbering="true" text:style-name="Nummerierung_20_3_20_mit_20_Nummern">
        <text:list-item>
          <text:list>
            <text:list-item>
              <text:list>
                <text:list-item>
                  <text:h text:style-name="P22" text:outline-level="3"><text:bookmark-start text:name="__RefHeading__48449_366451164"/>COLLECTIONS OF DOCUMENTS<text:bookmark-end text:name="__RefHeading__48449_366451164"/></text:h>
                </text:list-item>
              </text:list>
            </text:list-item>
          </text:list>
        </text:list-item>
      </text:list>
      <text:p text:style-name="P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5">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100297383" text:continue-numbering="true" text:style-name="Nummerierung_20_3_20_mit_20_Nummern">
        <text:list-item>
          <text:list>
            <text:list-item>
              <text:list>
                <text:list-item>
                  <text:h text:style-name="P22" text:outline-level="3"><text:bookmark-start text:name="__RefHeading__48451_366451164"/>AGGREGATION WITH INDEPENDENT WORKS<text:bookmark-end text:name="__RefHeading__48451_366451164"/></text:h>
                </text:list-item>
              </text:list>
            </text:list-item>
          </text:list>
        </text:list-item>
      </text:list>
      <text:p text:style-name="P5">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915101457" text:continue-numbering="true" text:style-name="Nummerierung_20_3_20_mit_20_Nummern">
        <text:list-item>
          <text:list>
            <text:list-item>
              <text:list>
                <text:list-item>
                  <text:h text:style-name="P22" text:outline-level="3"><text:bookmark-start text:name="__RefHeading__48453_366451164"/>TRANSLATION<text:bookmark-end text:name="__RefHeading__48453_366451164"/></text:h>
                </text:list-item>
              </text:list>
            </text:list-item>
          </text:list>
        </text:list-item>
      </text:list>
      <text:p text:style-name="P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5">If a section in the Document is Entitled "Acknowledgements", "Dedications", or "History", the requirement (section 4) to Preserve its Title (section 1) will typically require changing the actual title.</text:p>
      <text:list xml:id="list2083507954" text:continue-numbering="true" text:style-name="Nummerierung_20_3_20_mit_20_Nummern">
        <text:list-item>
          <text:list>
            <text:list-item>
              <text:list>
                <text:list-item>
                  <text:h text:style-name="P22" text:outline-level="3"><text:bookmark-start text:name="__RefHeading__48455_366451164"/>TERMINATION<text:bookmark-end text:name="__RefHeading__48455_366451164"/></text:h>
                </text:list-item>
              </text:list>
            </text:list-item>
          </text:list>
        </text:list-item>
      </text:list>
      <text:p text:style-name="P5">You may not copy, modify, sublicense, or distribute the Document except as expressly provided under this License. Any attempt otherwise to copy, modify, sublicense, or distribute it is void, and will automatically terminate your rights under this License.</text:p>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687891039" text:continue-numbering="true" text:style-name="Nummerierung_20_3_20_mit_20_Nummern">
        <text:list-item>
          <text:list>
            <text:list-item>
              <text:list>
                <text:list-item>
                  <text:h text:style-name="P22"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5">The Free Software Foundation may publish new, revised versions of the GNU Free Documentation License from time to time. Such new versions will be similar in spirit to the present version, but may differ in detail to address new problems or concerns. See <text:span text:style-name="T28">https:</text:span><text:a xlink:type="simple" xlink:href="http://www.gnu.org/copyleft/" office:target-frame-name="_blank" xlink:show="new" text:style-name="Internet_20_link" text:visited-style-name="Visited_20_Internet_20_Link">//www.gnu.org/copyleft/</text:a>.</text:p>
      <text:p text:style-name="P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325209684" text:continue-numbering="true" text:style-name="Nummerierung_20_3_20_mit_20_Nummern">
        <text:list-item>
          <text:list>
            <text:list-item>
              <text:list>
                <text:list-item>
                  <text:h text:style-name="P22" text:outline-level="3"><text:bookmark-start text:name="__RefHeading__48459_366451164"/><text:bookmark text:name="section11"/>RELICENSING<text:bookmark-end text:name="__RefHeading__48459_366451164"/></text:h>
                </text:list-item>
              </text:list>
            </text:list-item>
          </text:list>
        </text:list-item>
      </text:list>
      <text:p text:style-name="P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5">"Incorporate" means to publish or republish a Document, in whole or in part, as part of another Document.</text:p>
      <text:p text:style-name="P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5"><text:soft-page-break/>The operator of an MMC Site may republish an MMC contained in the site under CC-BY-SA on the same site at any time before August 1, 2009, provided the MMC is eligible for relicensing.</text:p>
      <text:list xml:id="list1666647113" text:continue-list="list562549315" text:style-name="Outline">
        <text:list-item>
          <text:list>
            <text:list-item>
              <text:h text:style-name="P19" text:outline-level="2"><text:bookmark-start text:name="__RefHeading__57056_1614059384"/>GNU GENERAL PUBLIC LICENSE<text:bookmark-end text:name="__RefHeading__57056_1614059384"/></text:h>
            </text:list-item>
          </text:list>
        </text:list-item>
      </text:list>
      <text:p text:style-name="P10">Version 3, 29 June 2007</text:p>
      <text:p text:style-name="Text_20_body">Copyright © 2007 Free Software Foundation, Inc. &lt;<text:span text:style-name="T27">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60779544" text:continue-numbering="true" text:style-name="Outline">
        <text:list-item>
          <text:list>
            <text:list-item>
              <text:list>
                <text:list-item>
                  <text:h text:style-name="P23"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5">The precise terms and conditions for copying, distribution and modification follow.</text:p>
      <text:list xml:id="list572849745"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436579552"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308395726" text:continue-numbering="true" text:style-name="Outline">
        <text:list-item>
          <text:list>
            <text:list-item>
              <text:list>
                <text:list-item>
                  <text:list>
                    <text:list-item>
                      <text:h text:style-name="P52"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355578862"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2150318825"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90366827" text:continue-numbering="true" text:style-name="Outline">
        <text:list-item>
          <text:list>
            <text:list-item>
              <text:list>
                <text:list-item>
                  <text:list>
                    <text:list-item>
                      <text:h text:style-name="P52"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1210474940477305586" text:style-name="L12">
        <text:list-item>
          <text:p text:style-name="P48">a) The work must carry prominent notices stating that you modified it, and giving a relevant date. </text:p>
        </text:list-item>
        <text:list-item>
          <text:p text:style-name="P48">b) The work must carry prominent notices stating that it is released under this License and any conditions added under section 7. This requirement modifies the requirement in section 4 to “keep intact all notices”. </text:p>
        </text:list-item>
        <text:list-item>
          <text:p text:style-name="P4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1">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933632389" text:continue-list="list190366827" text:style-name="Outline">
        <text:list-item>
          <text:list>
            <text:list-item>
              <text:list>
                <text:list-item>
                  <text:list>
                    <text:list-item>
                      <text:h text:style-name="P52"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4265973978602949255" text:style-name="L13">
        <text:list-item>
          <text:p text:style-name="P49">a) Convey the object code in, or embodied in, a physical product (including a physical distribution medium), accompanied by the Corresponding Source fixed on a durable physical medium customarily used for software interchange. </text:p>
        </text:list-item>
        <text:list-item>
          <text:p text:style-name="P49">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2">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5"><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668464764" text:continue-list="list1933632389" text:style-name="Outline">
        <text:list-item>
          <text:list>
            <text:list-item>
              <text:list>
                <text:list-item>
                  <text:list>
                    <text:list-item>
                      <text:h text:style-name="P52"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3478726880829182736" text:style-name="L14">
        <text:list-item>
          <text:p text:style-name="P50">a) Disclaiming warranty or limiting liability differently from the terms of sections 15 and 16 of this License; or </text:p>
        </text:list-item>
        <text:list-item>
          <text:p text:style-name="P50">b) Requiring preservation of specified reasonable legal notices or author attributions in that material or in the Appropriate Legal Notices displayed by works containing it; or </text:p>
        </text:list-item>
        <text:list-item>
          <text:p text:style-name="P50">c) Prohibiting misrepresentation of the origin of that material, or requiring that modified versions of such material be marked in reasonable ways as different from the original version; or </text:p>
        </text:list-item>
        <text:list-item>
          <text:p text:style-name="P50">d) Limiting the use for publicity purposes of names of licensors or authors of the material; or </text:p>
        </text:list-item>
        <text:list-item>
          <text:p text:style-name="P50">e) Declining to grant rights under trademark law for use of some trade names, trademarks, or service marks; or </text:p>
        </text:list-item>
        <text:list-item>
          <text:p text:style-name="P4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716383783" text:continue-list="list668464764" text:style-name="Outline">
        <text:list-item>
          <text:list>
            <text:list-item>
              <text:list>
                <text:list-item>
                  <text:list>
                    <text:list-item>
                      <text:h text:style-name="P52"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558235738"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562281750" text:continue-numbering="true" text:style-name="Outline">
        <text:list-item>
          <text:list>
            <text:list-item>
              <text:list>
                <text:list-item>
                  <text:list>
                    <text:list-item>
                      <text:h text:style-name="P52"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370052276"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595466080"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843196009" text:continue-numbering="true" text:style-name="Outline">
        <text:list-item>
          <text:list>
            <text:list-item>
              <text:list>
                <text:list-item>
                  <text:list>
                    <text:list-item>
                      <text:h text:style-name="P52"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547525461"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831325338"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549474243" text:continue-numbering="true" text:style-name="Outline">
        <text:list-item>
          <text:list>
            <text:list-item>
              <text:list>
                <text:list-item>
                  <text:list>
                    <text:list-item>
                      <text:h text:style-name="P52"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067310649"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75"><draw:image xlink:href="Pictures/10000000000002BB00000070CB5E2AE1.png" xlink:type="simple" xlink:show="embed" xlink:actuate="onLoad"/></draw:frame></text:p>
      </style:header>
      <style:footer>
        <text:p text:style-name="MP2">Boldt Webservice<text:tab/>page <text:page-number text:select-page="current">76</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04-27T22:58:37</dc:date>
    <dc:creator>Romana Boldt</dc:creator>
    <meta:editing-duration>P8DT19H35M34S</meta:editing-duration>
    <meta:editing-cycles>383</meta:editing-cycles>
    <meta:generator>OpenOffice/4.1.5$Unix OpenOffice.org_project/415m1$Build-9789</meta:generator>
    <meta:document-statistic meta:table-count="0" meta:image-count="1" meta:object-count="0" meta:page-count="76" meta:paragraph-count="891" meta:word-count="23953" meta:character-count="143091"/>
  </office:meta>
</office:document-meta>
</file>